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ray_test_file" table:style-name="ta1">
        <table:shapes>
          <draw:frame draw:z-index="0" draw:style-name="gr1" draw:text-style-name="P1" svg:width="9.889in" svg:height="6.9228in" svg:x="3.9331in" svg:y="0.6484in">
            <draw:object draw:notify-on-update-of-ranges="array_test_file.A1:array_test_file.A128 array_test_file.B1:array_test_file.B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put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[1]</text:p>
          </table:table-cell>
          <table:table-cell office:value-type="float" office:value="12.561325" calcext:value-type="float">
            <text:p>12.561325</text:p>
          </table:table-cell>
        </table:table-row>
        <table:table-row table:style-name="ro1">
          <table:table-cell office:value-type="string" calcext:value-type="string">
            <text:p>input[2]</text:p>
          </table:table-cell>
          <table:table-cell office:value-type="float" office:value="25.092388" calcext:value-type="float">
            <text:p>25.092388</text:p>
          </table:table-cell>
        </table:table-row>
        <table:table-row table:style-name="ro1">
          <table:table-cell office:value-type="string" calcext:value-type="string">
            <text:p>input[3]</text:p>
          </table:table-cell>
          <table:table-cell office:value-type="float" office:value="37.563" calcext:value-type="float">
            <text:p>37.563</text:p>
          </table:table-cell>
        </table:table-row>
        <table:table-row table:style-name="ro1">
          <table:table-cell office:value-type="string" calcext:value-type="string">
            <text:p>input[4]</text:p>
          </table:table-cell>
          <table:table-cell office:value-type="float" office:value="49.943123" calcext:value-type="float">
            <text:p>49.943123</text:p>
          </table:table-cell>
        </table:table-row>
        <table:table-row table:style-name="ro1">
          <table:table-cell office:value-type="string" calcext:value-type="string">
            <text:p>input[5]</text:p>
          </table:table-cell>
          <table:table-cell office:value-type="float" office:value="62.202927" calcext:value-type="float">
            <text:p>62.202927</text:p>
          </table:table-cell>
        </table:table-row>
        <table:table-row table:style-name="ro1">
          <table:table-cell office:value-type="string" calcext:value-type="string">
            <text:p>input[6]</text:p>
          </table:table-cell>
          <table:table-cell office:value-type="float" office:value="74.312874" calcext:value-type="float">
            <text:p>74.312874</text:p>
          </table:table-cell>
        </table:table-row>
        <table:table-row table:style-name="ro1">
          <table:table-cell office:value-type="string" calcext:value-type="string">
            <text:p>input[7]</text:p>
          </table:table-cell>
          <table:table-cell office:value-type="float" office:value="86.243805" calcext:value-type="float">
            <text:p>86.243805</text:p>
          </table:table-cell>
        </table:table-row>
        <table:table-row table:style-name="ro1">
          <table:table-cell office:value-type="string" calcext:value-type="string">
            <text:p>input[8]</text:p>
          </table:table-cell>
          <table:table-cell office:value-type="float" office:value="97.96696" calcext:value-type="float">
            <text:p>97.96696</text:p>
          </table:table-cell>
        </table:table-row>
        <table:table-row table:style-name="ro1">
          <table:table-cell office:value-type="string" calcext:value-type="string">
            <text:p>input[9]</text:p>
          </table:table-cell>
          <table:table-cell office:value-type="float" office:value="109.4541" calcext:value-type="float">
            <text:p>109.4541</text:p>
          </table:table-cell>
        </table:table-row>
        <table:table-row table:style-name="ro1">
          <table:table-cell office:value-type="string" calcext:value-type="string">
            <text:p>input[10]</text:p>
          </table:table-cell>
          <table:table-cell office:value-type="float" office:value="120.67757" calcext:value-type="float">
            <text:p>120.67757</text:p>
          </table:table-cell>
        </table:table-row>
        <table:table-row table:style-name="ro1">
          <table:table-cell office:value-type="string" calcext:value-type="string">
            <text:p>input[11]</text:p>
          </table:table-cell>
          <table:table-cell office:value-type="float" office:value="131.6103" calcext:value-type="float">
            <text:p>131.6103</text:p>
          </table:table-cell>
        </table:table-row>
        <table:table-row table:style-name="ro1">
          <table:table-cell office:value-type="string" calcext:value-type="string">
            <text:p>input[12]</text:p>
          </table:table-cell>
          <table:table-cell office:value-type="float" office:value="142.22598" calcext:value-type="float">
            <text:p>142.22598</text:p>
          </table:table-cell>
        </table:table-row>
        <table:table-row table:style-name="ro1">
          <table:table-cell office:value-type="string" calcext:value-type="string">
            <text:p>input[13]</text:p>
          </table:table-cell>
          <table:table-cell office:value-type="float" office:value="152.49902" calcext:value-type="float">
            <text:p>152.49902</text:p>
          </table:table-cell>
        </table:table-row>
        <table:table-row table:style-name="ro1">
          <table:table-cell office:value-type="string" calcext:value-type="string">
            <text:p>input[14]</text:p>
          </table:table-cell>
          <table:table-cell office:value-type="float" office:value="162.40468" calcext:value-type="float">
            <text:p>162.40468</text:p>
          </table:table-cell>
        </table:table-row>
        <table:table-row table:style-name="ro1">
          <table:table-cell office:value-type="string" calcext:value-type="string">
            <text:p>input[15]</text:p>
          </table:table-cell>
          <table:table-cell office:value-type="float" office:value="171.9191" calcext:value-type="float">
            <text:p>171.9191</text:p>
          </table:table-cell>
        </table:table-row>
        <table:table-row table:style-name="ro1">
          <table:table-cell office:value-type="string" calcext:value-type="string">
            <text:p>input[16]</text:p>
          </table:table-cell>
          <table:table-cell office:value-type="float" office:value="181.01933" calcext:value-type="float">
            <text:p>181.01933</text:p>
          </table:table-cell>
        </table:table-row>
        <table:table-row table:style-name="ro1">
          <table:table-cell office:value-type="string" calcext:value-type="string">
            <text:p>input[17]</text:p>
          </table:table-cell>
          <table:table-cell office:value-type="float" office:value="189.68349" calcext:value-type="float">
            <text:p>189.68349</text:p>
          </table:table-cell>
        </table:table-row>
        <table:table-row table:style-name="ro1">
          <table:table-cell office:value-type="string" calcext:value-type="string">
            <text:p>input[18]</text:p>
          </table:table-cell>
          <table:table-cell office:value-type="float" office:value="197.89067" calcext:value-type="float">
            <text:p>197.89067</text:p>
          </table:table-cell>
        </table:table-row>
        <table:table-row table:style-name="ro1">
          <table:table-cell office:value-type="string" calcext:value-type="string">
            <text:p>input[19]</text:p>
          </table:table-cell>
          <table:table-cell office:value-type="float" office:value="205.62112" calcext:value-type="float">
            <text:p>205.62112</text:p>
          </table:table-cell>
        </table:table-row>
        <table:table-row table:style-name="ro1">
          <table:table-cell office:value-type="string" calcext:value-type="string">
            <text:p>input[20]</text:p>
          </table:table-cell>
          <table:table-cell office:value-type="float" office:value="212.85622" calcext:value-type="float">
            <text:p>212.85622</text:p>
          </table:table-cell>
        </table:table-row>
        <table:table-row table:style-name="ro1">
          <table:table-cell office:value-type="string" calcext:value-type="string">
            <text:p>input[21]</text:p>
          </table:table-cell>
          <table:table-cell office:value-type="float" office:value="219.57852" calcext:value-type="float">
            <text:p>219.57852</text:p>
          </table:table-cell>
        </table:table-row>
        <table:table-row table:style-name="ro1">
          <table:table-cell office:value-type="string" calcext:value-type="string">
            <text:p>input[22]</text:p>
          </table:table-cell>
          <table:table-cell office:value-type="float" office:value="225.77185" calcext:value-type="float">
            <text:p>225.77185</text:p>
          </table:table-cell>
        </table:table-row>
        <table:table-row table:style-name="ro1">
          <table:table-cell office:value-type="string" calcext:value-type="string">
            <text:p>input[23]</text:p>
          </table:table-cell>
          <table:table-cell office:value-type="float" office:value="231.42126" calcext:value-type="float">
            <text:p>231.42126</text:p>
          </table:table-cell>
        </table:table-row>
        <table:table-row table:style-name="ro1">
          <table:table-cell office:value-type="string" calcext:value-type="string">
            <text:p>input[24]</text:p>
          </table:table-cell>
          <table:table-cell office:value-type="float" office:value="236.51315" calcext:value-type="float">
            <text:p>236.51315</text:p>
          </table:table-cell>
        </table:table-row>
        <table:table-row table:style-name="ro1">
          <table:table-cell office:value-type="string" calcext:value-type="string">
            <text:p>input[25]</text:p>
          </table:table-cell>
          <table:table-cell office:value-type="float" office:value="241.03528" calcext:value-type="float">
            <text:p>241.03528</text:p>
          </table:table-cell>
        </table:table-row>
        <table:table-row table:style-name="ro1">
          <table:table-cell office:value-type="string" calcext:value-type="string">
            <text:p>input[26]</text:p>
          </table:table-cell>
          <table:table-cell office:value-type="float" office:value="244.97673" calcext:value-type="float">
            <text:p>244.97673</text:p>
          </table:table-cell>
        </table:table-row>
        <table:table-row table:style-name="ro1">
          <table:table-cell office:value-type="string" calcext:value-type="string">
            <text:p>input[27]</text:p>
          </table:table-cell>
          <table:table-cell office:value-type="float" office:value="248.328" calcext:value-type="float">
            <text:p>248.328</text:p>
          </table:table-cell>
        </table:table-row>
        <table:table-row table:style-name="ro1">
          <table:table-cell office:value-type="string" calcext:value-type="string">
            <text:p>input[28]</text:p>
          </table:table-cell>
          <table:table-cell office:value-type="float" office:value="251.08102" calcext:value-type="float">
            <text:p>251.08102</text:p>
          </table:table-cell>
        </table:table-row>
        <table:table-row table:style-name="ro1">
          <table:table-cell office:value-type="string" calcext:value-type="string">
            <text:p>input[29]</text:p>
          </table:table-cell>
          <table:table-cell office:value-type="float" office:value="253.22919" calcext:value-type="float">
            <text:p>253.22919</text:p>
          </table:table-cell>
        </table:table-row>
        <table:table-row table:style-name="ro1">
          <table:table-cell office:value-type="string" calcext:value-type="string">
            <text:p>input[30]</text:p>
          </table:table-cell>
          <table:table-cell office:value-type="float" office:value="254.76729" calcext:value-type="float">
            <text:p>254.76729</text:p>
          </table:table-cell>
        </table:table-row>
        <table:table-row table:style-name="ro1">
          <table:table-cell office:value-type="string" calcext:value-type="string">
            <text:p>input[31]</text:p>
          </table:table-cell>
          <table:table-cell office:value-type="float" office:value="255.69164" calcext:value-type="float">
            <text:p>255.69164</text:p>
          </table:table-cell>
        </table:table-row>
        <table:table-row table:style-name="ro1">
          <table:table-cell office:value-type="string" calcext:value-type="string">
            <text:p>input[32]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input[33]</text:p>
          </table:table-cell>
          <table:table-cell office:value-type="float" office:value="255.69164" calcext:value-type="float">
            <text:p>255.69164</text:p>
          </table:table-cell>
        </table:table-row>
        <table:table-row table:style-name="ro1">
          <table:table-cell office:value-type="string" calcext:value-type="string">
            <text:p>input[34]</text:p>
          </table:table-cell>
          <table:table-cell office:value-type="float" office:value="254.76729" calcext:value-type="float">
            <text:p>254.76729</text:p>
          </table:table-cell>
        </table:table-row>
        <table:table-row table:style-name="ro1">
          <table:table-cell office:value-type="string" calcext:value-type="string">
            <text:p>input[35]</text:p>
          </table:table-cell>
          <table:table-cell office:value-type="float" office:value="253.22919" calcext:value-type="float">
            <text:p>253.22919</text:p>
          </table:table-cell>
        </table:table-row>
        <table:table-row table:style-name="ro1">
          <table:table-cell office:value-type="string" calcext:value-type="string">
            <text:p>input[36]</text:p>
          </table:table-cell>
          <table:table-cell office:value-type="float" office:value="251.08102" calcext:value-type="float">
            <text:p>251.08102</text:p>
          </table:table-cell>
        </table:table-row>
        <table:table-row table:style-name="ro1">
          <table:table-cell office:value-type="string" calcext:value-type="string">
            <text:p>input[37]</text:p>
          </table:table-cell>
          <table:table-cell office:value-type="float" office:value="248.328" calcext:value-type="float">
            <text:p>248.328</text:p>
          </table:table-cell>
        </table:table-row>
        <table:table-row table:style-name="ro1">
          <table:table-cell office:value-type="string" calcext:value-type="string">
            <text:p>input[38]</text:p>
          </table:table-cell>
          <table:table-cell office:value-type="float" office:value="244.97673" calcext:value-type="float">
            <text:p>244.97673</text:p>
          </table:table-cell>
        </table:table-row>
        <table:table-row table:style-name="ro1">
          <table:table-cell office:value-type="string" calcext:value-type="string">
            <text:p>input[39]</text:p>
          </table:table-cell>
          <table:table-cell office:value-type="float" office:value="241.03528" calcext:value-type="float">
            <text:p>241.03528</text:p>
          </table:table-cell>
        </table:table-row>
        <table:table-row table:style-name="ro1">
          <table:table-cell office:value-type="string" calcext:value-type="string">
            <text:p>input[40]</text:p>
          </table:table-cell>
          <table:table-cell office:value-type="float" office:value="236.51315" calcext:value-type="float">
            <text:p>236.51315</text:p>
          </table:table-cell>
        </table:table-row>
        <table:table-row table:style-name="ro1">
          <table:table-cell office:value-type="string" calcext:value-type="string">
            <text:p>input[41]</text:p>
          </table:table-cell>
          <table:table-cell office:value-type="float" office:value="231.42126" calcext:value-type="float">
            <text:p>231.42126</text:p>
          </table:table-cell>
        </table:table-row>
        <table:table-row table:style-name="ro1">
          <table:table-cell office:value-type="string" calcext:value-type="string">
            <text:p>input[42]</text:p>
          </table:table-cell>
          <table:table-cell office:value-type="float" office:value="225.77185" calcext:value-type="float">
            <text:p>225.77185</text:p>
          </table:table-cell>
        </table:table-row>
        <table:table-row table:style-name="ro1">
          <table:table-cell office:value-type="string" calcext:value-type="string">
            <text:p>input[43]</text:p>
          </table:table-cell>
          <table:table-cell office:value-type="float" office:value="219.57852" calcext:value-type="float">
            <text:p>219.57852</text:p>
          </table:table-cell>
        </table:table-row>
        <table:table-row table:style-name="ro1">
          <table:table-cell office:value-type="string" calcext:value-type="string">
            <text:p>input[44]</text:p>
          </table:table-cell>
          <table:table-cell office:value-type="float" office:value="212.85622" calcext:value-type="float">
            <text:p>212.85622</text:p>
          </table:table-cell>
        </table:table-row>
        <table:table-row table:style-name="ro1">
          <table:table-cell office:value-type="string" calcext:value-type="string">
            <text:p>input[45]</text:p>
          </table:table-cell>
          <table:table-cell office:value-type="float" office:value="205.62112" calcext:value-type="float">
            <text:p>205.62112</text:p>
          </table:table-cell>
        </table:table-row>
        <table:table-row table:style-name="ro1">
          <table:table-cell office:value-type="string" calcext:value-type="string">
            <text:p>input[46]</text:p>
          </table:table-cell>
          <table:table-cell office:value-type="float" office:value="197.89067" calcext:value-type="float">
            <text:p>197.89067</text:p>
          </table:table-cell>
        </table:table-row>
        <table:table-row table:style-name="ro1">
          <table:table-cell office:value-type="string" calcext:value-type="string">
            <text:p>input[47]</text:p>
          </table:table-cell>
          <table:table-cell office:value-type="float" office:value="189.68349" calcext:value-type="float">
            <text:p>189.68349</text:p>
          </table:table-cell>
        </table:table-row>
        <table:table-row table:style-name="ro1">
          <table:table-cell office:value-type="string" calcext:value-type="string">
            <text:p>input[48]</text:p>
          </table:table-cell>
          <table:table-cell office:value-type="float" office:value="181.01933" calcext:value-type="float">
            <text:p>181.01933</text:p>
          </table:table-cell>
        </table:table-row>
        <table:table-row table:style-name="ro1">
          <table:table-cell office:value-type="string" calcext:value-type="string">
            <text:p>input[49]</text:p>
          </table:table-cell>
          <table:table-cell office:value-type="float" office:value="171.9191" calcext:value-type="float">
            <text:p>171.9191</text:p>
          </table:table-cell>
        </table:table-row>
        <table:table-row table:style-name="ro1">
          <table:table-cell office:value-type="string" calcext:value-type="string">
            <text:p>input[50]</text:p>
          </table:table-cell>
          <table:table-cell office:value-type="float" office:value="162.40468" calcext:value-type="float">
            <text:p>162.40468</text:p>
          </table:table-cell>
        </table:table-row>
        <table:table-row table:style-name="ro1">
          <table:table-cell office:value-type="string" calcext:value-type="string">
            <text:p>input[51]</text:p>
          </table:table-cell>
          <table:table-cell office:value-type="float" office:value="152.49902" calcext:value-type="float">
            <text:p>152.49902</text:p>
          </table:table-cell>
        </table:table-row>
        <table:table-row table:style-name="ro1">
          <table:table-cell office:value-type="string" calcext:value-type="string">
            <text:p>input[52]</text:p>
          </table:table-cell>
          <table:table-cell office:value-type="float" office:value="142.22598" calcext:value-type="float">
            <text:p>142.22598</text:p>
          </table:table-cell>
        </table:table-row>
        <table:table-row table:style-name="ro1">
          <table:table-cell office:value-type="string" calcext:value-type="string">
            <text:p>input[53]</text:p>
          </table:table-cell>
          <table:table-cell office:value-type="float" office:value="131.6103" calcext:value-type="float">
            <text:p>131.6103</text:p>
          </table:table-cell>
        </table:table-row>
        <table:table-row table:style-name="ro1">
          <table:table-cell office:value-type="string" calcext:value-type="string">
            <text:p>input[54]</text:p>
          </table:table-cell>
          <table:table-cell office:value-type="float" office:value="120.67757" calcext:value-type="float">
            <text:p>120.67757</text:p>
          </table:table-cell>
        </table:table-row>
        <table:table-row table:style-name="ro1">
          <table:table-cell office:value-type="string" calcext:value-type="string">
            <text:p>input[55]</text:p>
          </table:table-cell>
          <table:table-cell office:value-type="float" office:value="109.4541" calcext:value-type="float">
            <text:p>109.4541</text:p>
          </table:table-cell>
        </table:table-row>
        <table:table-row table:style-name="ro1">
          <table:table-cell office:value-type="string" calcext:value-type="string">
            <text:p>input[56]</text:p>
          </table:table-cell>
          <table:table-cell office:value-type="float" office:value="97.96696" calcext:value-type="float">
            <text:p>97.96696</text:p>
          </table:table-cell>
        </table:table-row>
        <table:table-row table:style-name="ro1">
          <table:table-cell office:value-type="string" calcext:value-type="string">
            <text:p>input[57]</text:p>
          </table:table-cell>
          <table:table-cell office:value-type="float" office:value="86.243805" calcext:value-type="float">
            <text:p>86.243805</text:p>
          </table:table-cell>
        </table:table-row>
        <table:table-row table:style-name="ro1">
          <table:table-cell office:value-type="string" calcext:value-type="string">
            <text:p>input[58]</text:p>
          </table:table-cell>
          <table:table-cell office:value-type="float" office:value="74.312874" calcext:value-type="float">
            <text:p>74.312874</text:p>
          </table:table-cell>
        </table:table-row>
        <table:table-row table:style-name="ro1">
          <table:table-cell office:value-type="string" calcext:value-type="string">
            <text:p>input[59]</text:p>
          </table:table-cell>
          <table:table-cell office:value-type="float" office:value="62.202927" calcext:value-type="float">
            <text:p>62.202927</text:p>
          </table:table-cell>
        </table:table-row>
        <table:table-row table:style-name="ro1">
          <table:table-cell office:value-type="string" calcext:value-type="string">
            <text:p>input[60]</text:p>
          </table:table-cell>
          <table:table-cell office:value-type="float" office:value="49.943123" calcext:value-type="float">
            <text:p>49.943123</text:p>
          </table:table-cell>
        </table:table-row>
        <table:table-row table:style-name="ro1">
          <table:table-cell office:value-type="string" calcext:value-type="string">
            <text:p>input[61]</text:p>
          </table:table-cell>
          <table:table-cell office:value-type="float" office:value="37.563" calcext:value-type="float">
            <text:p>37.563</text:p>
          </table:table-cell>
        </table:table-row>
        <table:table-row table:style-name="ro1">
          <table:table-cell office:value-type="string" calcext:value-type="string">
            <text:p>input[62]</text:p>
          </table:table-cell>
          <table:table-cell office:value-type="float" office:value="25.092388" calcext:value-type="float">
            <text:p>25.092388</text:p>
          </table:table-cell>
        </table:table-row>
        <table:table-row table:style-name="ro1">
          <table:table-cell office:value-type="string" calcext:value-type="string">
            <text:p>input[63]</text:p>
          </table:table-cell>
          <table:table-cell office:value-type="float" office:value="12.561325" calcext:value-type="float">
            <text:p>12.561325</text:p>
          </table:table-cell>
        </table:table-row>
        <table:table-row table:style-name="ro1">
          <table:table-cell office:value-type="string" calcext:value-type="string">
            <text:p>input[64]</text:p>
          </table:table-cell>
          <table:table-cell office:value-type="float" office:value="0.00000000000003134992" calcext:value-type="float">
            <text:p>3.1349923E-14</text:p>
          </table:table-cell>
        </table:table-row>
        <table:table-row table:style-name="ro1">
          <table:table-cell office:value-type="string" calcext:value-type="string">
            <text:p>input[65]</text:p>
          </table:table-cell>
          <table:table-cell office:value-type="float" office:value="-12.561325" calcext:value-type="float">
            <text:p>-12.561325</text:p>
          </table:table-cell>
        </table:table-row>
        <table:table-row table:style-name="ro1">
          <table:table-cell office:value-type="string" calcext:value-type="string">
            <text:p>input[66]</text:p>
          </table:table-cell>
          <table:table-cell office:value-type="float" office:value="-25.092388" calcext:value-type="float">
            <text:p>-25.092388</text:p>
          </table:table-cell>
        </table:table-row>
        <table:table-row table:style-name="ro1">
          <table:table-cell office:value-type="string" calcext:value-type="string">
            <text:p>input[67]</text:p>
          </table:table-cell>
          <table:table-cell office:value-type="float" office:value="-37.563" calcext:value-type="float">
            <text:p>-37.563</text:p>
          </table:table-cell>
        </table:table-row>
        <table:table-row table:style-name="ro1">
          <table:table-cell office:value-type="string" calcext:value-type="string">
            <text:p>input[68]</text:p>
          </table:table-cell>
          <table:table-cell office:value-type="float" office:value="-49.943123" calcext:value-type="float">
            <text:p>-49.943123</text:p>
          </table:table-cell>
        </table:table-row>
        <table:table-row table:style-name="ro1">
          <table:table-cell office:value-type="string" calcext:value-type="string">
            <text:p>input[69]</text:p>
          </table:table-cell>
          <table:table-cell office:value-type="float" office:value="-62.202927" calcext:value-type="float">
            <text:p>-62.202927</text:p>
          </table:table-cell>
        </table:table-row>
        <table:table-row table:style-name="ro1">
          <table:table-cell office:value-type="string" calcext:value-type="string">
            <text:p>input[70]</text:p>
          </table:table-cell>
          <table:table-cell office:value-type="float" office:value="-74.312874" calcext:value-type="float">
            <text:p>-74.312874</text:p>
          </table:table-cell>
        </table:table-row>
        <table:table-row table:style-name="ro1">
          <table:table-cell office:value-type="string" calcext:value-type="string">
            <text:p>input[71]</text:p>
          </table:table-cell>
          <table:table-cell office:value-type="float" office:value="-86.243805" calcext:value-type="float">
            <text:p>-86.243805</text:p>
          </table:table-cell>
        </table:table-row>
        <table:table-row table:style-name="ro1">
          <table:table-cell office:value-type="string" calcext:value-type="string">
            <text:p>input[72]</text:p>
          </table:table-cell>
          <table:table-cell office:value-type="float" office:value="-97.96696" calcext:value-type="float">
            <text:p>-97.96696</text:p>
          </table:table-cell>
        </table:table-row>
        <table:table-row table:style-name="ro1">
          <table:table-cell office:value-type="string" calcext:value-type="string">
            <text:p>input[73]</text:p>
          </table:table-cell>
          <table:table-cell office:value-type="float" office:value="-109.4541" calcext:value-type="float">
            <text:p>-109.4541</text:p>
          </table:table-cell>
        </table:table-row>
        <table:table-row table:style-name="ro1">
          <table:table-cell office:value-type="string" calcext:value-type="string">
            <text:p>input[74]</text:p>
          </table:table-cell>
          <table:table-cell office:value-type="float" office:value="-120.67757" calcext:value-type="float">
            <text:p>-120.67757</text:p>
          </table:table-cell>
        </table:table-row>
        <table:table-row table:style-name="ro1">
          <table:table-cell office:value-type="string" calcext:value-type="string">
            <text:p>input[75]</text:p>
          </table:table-cell>
          <table:table-cell office:value-type="float" office:value="-131.6103" calcext:value-type="float">
            <text:p>-131.6103</text:p>
          </table:table-cell>
        </table:table-row>
        <table:table-row table:style-name="ro1">
          <table:table-cell office:value-type="string" calcext:value-type="string">
            <text:p>input[76]</text:p>
          </table:table-cell>
          <table:table-cell office:value-type="float" office:value="-142.22598" calcext:value-type="float">
            <text:p>-142.22598</text:p>
          </table:table-cell>
        </table:table-row>
        <table:table-row table:style-name="ro1">
          <table:table-cell office:value-type="string" calcext:value-type="string">
            <text:p>input[77]</text:p>
          </table:table-cell>
          <table:table-cell office:value-type="float" office:value="-152.49902" calcext:value-type="float">
            <text:p>-152.49902</text:p>
          </table:table-cell>
        </table:table-row>
        <table:table-row table:style-name="ro1">
          <table:table-cell office:value-type="string" calcext:value-type="string">
            <text:p>input[78]</text:p>
          </table:table-cell>
          <table:table-cell office:value-type="float" office:value="-162.40468" calcext:value-type="float">
            <text:p>-162.40468</text:p>
          </table:table-cell>
        </table:table-row>
        <table:table-row table:style-name="ro1">
          <table:table-cell office:value-type="string" calcext:value-type="string">
            <text:p>input[79]</text:p>
          </table:table-cell>
          <table:table-cell office:value-type="float" office:value="-171.9191" calcext:value-type="float">
            <text:p>-171.9191</text:p>
          </table:table-cell>
        </table:table-row>
        <table:table-row table:style-name="ro1">
          <table:table-cell office:value-type="string" calcext:value-type="string">
            <text:p>input[80]</text:p>
          </table:table-cell>
          <table:table-cell office:value-type="float" office:value="-181.01933" calcext:value-type="float">
            <text:p>-181.01933</text:p>
          </table:table-cell>
        </table:table-row>
        <table:table-row table:style-name="ro1">
          <table:table-cell office:value-type="string" calcext:value-type="string">
            <text:p>input[81]</text:p>
          </table:table-cell>
          <table:table-cell office:value-type="float" office:value="-189.68349" calcext:value-type="float">
            <text:p>-189.68349</text:p>
          </table:table-cell>
        </table:table-row>
        <table:table-row table:style-name="ro1">
          <table:table-cell office:value-type="string" calcext:value-type="string">
            <text:p>input[82]</text:p>
          </table:table-cell>
          <table:table-cell office:value-type="float" office:value="-197.89067" calcext:value-type="float">
            <text:p>-197.89067</text:p>
          </table:table-cell>
        </table:table-row>
        <table:table-row table:style-name="ro1">
          <table:table-cell office:value-type="string" calcext:value-type="string">
            <text:p>input[83]</text:p>
          </table:table-cell>
          <table:table-cell office:value-type="float" office:value="-205.62112" calcext:value-type="float">
            <text:p>-205.62112</text:p>
          </table:table-cell>
        </table:table-row>
        <table:table-row table:style-name="ro1">
          <table:table-cell office:value-type="string" calcext:value-type="string">
            <text:p>input[84]</text:p>
          </table:table-cell>
          <table:table-cell office:value-type="float" office:value="-212.85622" calcext:value-type="float">
            <text:p>-212.85622</text:p>
          </table:table-cell>
        </table:table-row>
        <table:table-row table:style-name="ro1">
          <table:table-cell office:value-type="string" calcext:value-type="string">
            <text:p>input[85]</text:p>
          </table:table-cell>
          <table:table-cell office:value-type="float" office:value="-219.57852" calcext:value-type="float">
            <text:p>-219.57852</text:p>
          </table:table-cell>
        </table:table-row>
        <table:table-row table:style-name="ro1">
          <table:table-cell office:value-type="string" calcext:value-type="string">
            <text:p>input[86]</text:p>
          </table:table-cell>
          <table:table-cell office:value-type="float" office:value="-225.77185" calcext:value-type="float">
            <text:p>-225.77185</text:p>
          </table:table-cell>
        </table:table-row>
        <table:table-row table:style-name="ro1">
          <table:table-cell office:value-type="string" calcext:value-type="string">
            <text:p>input[87]</text:p>
          </table:table-cell>
          <table:table-cell office:value-type="float" office:value="-231.42126" calcext:value-type="float">
            <text:p>-231.42126</text:p>
          </table:table-cell>
        </table:table-row>
        <table:table-row table:style-name="ro1">
          <table:table-cell office:value-type="string" calcext:value-type="string">
            <text:p>input[88]</text:p>
          </table:table-cell>
          <table:table-cell office:value-type="float" office:value="-236.51315" calcext:value-type="float">
            <text:p>-236.51315</text:p>
          </table:table-cell>
        </table:table-row>
        <table:table-row table:style-name="ro1">
          <table:table-cell office:value-type="string" calcext:value-type="string">
            <text:p>input[89]</text:p>
          </table:table-cell>
          <table:table-cell office:value-type="float" office:value="-241.03528" calcext:value-type="float">
            <text:p>-241.03528</text:p>
          </table:table-cell>
        </table:table-row>
        <table:table-row table:style-name="ro1">
          <table:table-cell office:value-type="string" calcext:value-type="string">
            <text:p>input[90]</text:p>
          </table:table-cell>
          <table:table-cell office:value-type="float" office:value="-244.97673" calcext:value-type="float">
            <text:p>-244.97673</text:p>
          </table:table-cell>
        </table:table-row>
        <table:table-row table:style-name="ro1">
          <table:table-cell office:value-type="string" calcext:value-type="string">
            <text:p>input[91]</text:p>
          </table:table-cell>
          <table:table-cell office:value-type="float" office:value="-248.328" calcext:value-type="float">
            <text:p>-248.328</text:p>
          </table:table-cell>
        </table:table-row>
        <table:table-row table:style-name="ro1">
          <table:table-cell office:value-type="string" calcext:value-type="string">
            <text:p>input[92]</text:p>
          </table:table-cell>
          <table:table-cell office:value-type="float" office:value="-251.08102" calcext:value-type="float">
            <text:p>-251.08102</text:p>
          </table:table-cell>
        </table:table-row>
        <table:table-row table:style-name="ro1">
          <table:table-cell office:value-type="string" calcext:value-type="string">
            <text:p>input[93]</text:p>
          </table:table-cell>
          <table:table-cell office:value-type="float" office:value="-253.22919" calcext:value-type="float">
            <text:p>-253.22919</text:p>
          </table:table-cell>
        </table:table-row>
        <table:table-row table:style-name="ro1">
          <table:table-cell office:value-type="string" calcext:value-type="string">
            <text:p>input[94]</text:p>
          </table:table-cell>
          <table:table-cell office:value-type="float" office:value="-254.76729" calcext:value-type="float">
            <text:p>-254.76729</text:p>
          </table:table-cell>
        </table:table-row>
        <table:table-row table:style-name="ro1">
          <table:table-cell office:value-type="string" calcext:value-type="string">
            <text:p>input[95]</text:p>
          </table:table-cell>
          <table:table-cell office:value-type="float" office:value="-255.69164" calcext:value-type="float">
            <text:p>-255.69164</text:p>
          </table:table-cell>
        </table:table-row>
        <table:table-row table:style-name="ro1">
          <table:table-cell office:value-type="string" calcext:value-type="string">
            <text:p>input[96]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string" calcext:value-type="string">
            <text:p>input[97]</text:p>
          </table:table-cell>
          <table:table-cell office:value-type="float" office:value="-255.69164" calcext:value-type="float">
            <text:p>-255.69164</text:p>
          </table:table-cell>
        </table:table-row>
        <table:table-row table:style-name="ro1">
          <table:table-cell office:value-type="string" calcext:value-type="string">
            <text:p>input[98]</text:p>
          </table:table-cell>
          <table:table-cell office:value-type="float" office:value="-254.76729" calcext:value-type="float">
            <text:p>-254.76729</text:p>
          </table:table-cell>
        </table:table-row>
        <table:table-row table:style-name="ro1">
          <table:table-cell office:value-type="string" calcext:value-type="string">
            <text:p>input[99]</text:p>
          </table:table-cell>
          <table:table-cell office:value-type="float" office:value="-253.22919" calcext:value-type="float">
            <text:p>-253.22919</text:p>
          </table:table-cell>
        </table:table-row>
        <table:table-row table:style-name="ro1">
          <table:table-cell office:value-type="string" calcext:value-type="string">
            <text:p>input[100]</text:p>
          </table:table-cell>
          <table:table-cell office:value-type="float" office:value="-251.08102" calcext:value-type="float">
            <text:p>-251.08102</text:p>
          </table:table-cell>
        </table:table-row>
        <table:table-row table:style-name="ro1">
          <table:table-cell office:value-type="string" calcext:value-type="string">
            <text:p>input[101]</text:p>
          </table:table-cell>
          <table:table-cell office:value-type="float" office:value="-248.328" calcext:value-type="float">
            <text:p>-248.328</text:p>
          </table:table-cell>
        </table:table-row>
        <table:table-row table:style-name="ro1">
          <table:table-cell office:value-type="string" calcext:value-type="string">
            <text:p>input[102]</text:p>
          </table:table-cell>
          <table:table-cell office:value-type="float" office:value="-244.97673" calcext:value-type="float">
            <text:p>-244.97673</text:p>
          </table:table-cell>
        </table:table-row>
        <table:table-row table:style-name="ro1">
          <table:table-cell office:value-type="string" calcext:value-type="string">
            <text:p>input[103]</text:p>
          </table:table-cell>
          <table:table-cell office:value-type="float" office:value="-241.03528" calcext:value-type="float">
            <text:p>-241.03528</text:p>
          </table:table-cell>
        </table:table-row>
        <table:table-row table:style-name="ro1">
          <table:table-cell office:value-type="string" calcext:value-type="string">
            <text:p>input[104]</text:p>
          </table:table-cell>
          <table:table-cell office:value-type="float" office:value="-236.51315" calcext:value-type="float">
            <text:p>-236.51315</text:p>
          </table:table-cell>
        </table:table-row>
        <table:table-row table:style-name="ro1">
          <table:table-cell office:value-type="string" calcext:value-type="string">
            <text:p>input[105]</text:p>
          </table:table-cell>
          <table:table-cell office:value-type="float" office:value="-231.42126" calcext:value-type="float">
            <text:p>-231.42126</text:p>
          </table:table-cell>
        </table:table-row>
        <table:table-row table:style-name="ro1">
          <table:table-cell office:value-type="string" calcext:value-type="string">
            <text:p>input[106]</text:p>
          </table:table-cell>
          <table:table-cell office:value-type="float" office:value="-225.77185" calcext:value-type="float">
            <text:p>-225.77185</text:p>
          </table:table-cell>
        </table:table-row>
        <table:table-row table:style-name="ro1">
          <table:table-cell office:value-type="string" calcext:value-type="string">
            <text:p>input[107]</text:p>
          </table:table-cell>
          <table:table-cell office:value-type="float" office:value="-219.57852" calcext:value-type="float">
            <text:p>-219.57852</text:p>
          </table:table-cell>
        </table:table-row>
        <table:table-row table:style-name="ro1">
          <table:table-cell office:value-type="string" calcext:value-type="string">
            <text:p>input[108]</text:p>
          </table:table-cell>
          <table:table-cell office:value-type="float" office:value="-212.85622" calcext:value-type="float">
            <text:p>-212.85622</text:p>
          </table:table-cell>
        </table:table-row>
        <table:table-row table:style-name="ro1">
          <table:table-cell office:value-type="string" calcext:value-type="string">
            <text:p>input[109]</text:p>
          </table:table-cell>
          <table:table-cell office:value-type="float" office:value="-205.62112" calcext:value-type="float">
            <text:p>-205.62112</text:p>
          </table:table-cell>
        </table:table-row>
        <table:table-row table:style-name="ro1">
          <table:table-cell office:value-type="string" calcext:value-type="string">
            <text:p>input[110]</text:p>
          </table:table-cell>
          <table:table-cell office:value-type="float" office:value="-197.89067" calcext:value-type="float">
            <text:p>-197.89067</text:p>
          </table:table-cell>
        </table:table-row>
        <table:table-row table:style-name="ro1">
          <table:table-cell office:value-type="string" calcext:value-type="string">
            <text:p>input[111]</text:p>
          </table:table-cell>
          <table:table-cell office:value-type="float" office:value="-189.68349" calcext:value-type="float">
            <text:p>-189.68349</text:p>
          </table:table-cell>
        </table:table-row>
        <table:table-row table:style-name="ro1">
          <table:table-cell office:value-type="string" calcext:value-type="string">
            <text:p>input[112]</text:p>
          </table:table-cell>
          <table:table-cell office:value-type="float" office:value="-181.01933" calcext:value-type="float">
            <text:p>-181.01933</text:p>
          </table:table-cell>
        </table:table-row>
        <table:table-row table:style-name="ro1">
          <table:table-cell office:value-type="string" calcext:value-type="string">
            <text:p>input[113]</text:p>
          </table:table-cell>
          <table:table-cell office:value-type="float" office:value="-171.9191" calcext:value-type="float">
            <text:p>-171.9191</text:p>
          </table:table-cell>
        </table:table-row>
        <table:table-row table:style-name="ro1">
          <table:table-cell office:value-type="string" calcext:value-type="string">
            <text:p>input[114]</text:p>
          </table:table-cell>
          <table:table-cell office:value-type="float" office:value="-162.40468" calcext:value-type="float">
            <text:p>-162.40468</text:p>
          </table:table-cell>
        </table:table-row>
        <table:table-row table:style-name="ro1">
          <table:table-cell office:value-type="string" calcext:value-type="string">
            <text:p>input[115]</text:p>
          </table:table-cell>
          <table:table-cell office:value-type="float" office:value="-152.49902" calcext:value-type="float">
            <text:p>-152.49902</text:p>
          </table:table-cell>
        </table:table-row>
        <table:table-row table:style-name="ro1">
          <table:table-cell office:value-type="string" calcext:value-type="string">
            <text:p>input[116]</text:p>
          </table:table-cell>
          <table:table-cell office:value-type="float" office:value="-142.22598" calcext:value-type="float">
            <text:p>-142.22598</text:p>
          </table:table-cell>
        </table:table-row>
        <table:table-row table:style-name="ro1">
          <table:table-cell office:value-type="string" calcext:value-type="string">
            <text:p>input[117]</text:p>
          </table:table-cell>
          <table:table-cell office:value-type="float" office:value="-131.6103" calcext:value-type="float">
            <text:p>-131.6103</text:p>
          </table:table-cell>
        </table:table-row>
        <table:table-row table:style-name="ro1">
          <table:table-cell office:value-type="string" calcext:value-type="string">
            <text:p>input[118]</text:p>
          </table:table-cell>
          <table:table-cell office:value-type="float" office:value="-120.67757" calcext:value-type="float">
            <text:p>-120.67757</text:p>
          </table:table-cell>
        </table:table-row>
        <table:table-row table:style-name="ro1">
          <table:table-cell office:value-type="string" calcext:value-type="string">
            <text:p>input[119]</text:p>
          </table:table-cell>
          <table:table-cell office:value-type="float" office:value="-109.4541" calcext:value-type="float">
            <text:p>-109.4541</text:p>
          </table:table-cell>
        </table:table-row>
        <table:table-row table:style-name="ro1">
          <table:table-cell office:value-type="string" calcext:value-type="string">
            <text:p>input[120]</text:p>
          </table:table-cell>
          <table:table-cell office:value-type="float" office:value="-97.96696" calcext:value-type="float">
            <text:p>-97.96696</text:p>
          </table:table-cell>
        </table:table-row>
        <table:table-row table:style-name="ro1">
          <table:table-cell office:value-type="string" calcext:value-type="string">
            <text:p>input[121]</text:p>
          </table:table-cell>
          <table:table-cell office:value-type="float" office:value="-86.243805" calcext:value-type="float">
            <text:p>-86.243805</text:p>
          </table:table-cell>
        </table:table-row>
        <table:table-row table:style-name="ro1">
          <table:table-cell office:value-type="string" calcext:value-type="string">
            <text:p>input[122]</text:p>
          </table:table-cell>
          <table:table-cell office:value-type="float" office:value="-74.312874" calcext:value-type="float">
            <text:p>-74.312874</text:p>
          </table:table-cell>
        </table:table-row>
        <table:table-row table:style-name="ro1">
          <table:table-cell office:value-type="string" calcext:value-type="string">
            <text:p>input[123]</text:p>
          </table:table-cell>
          <table:table-cell office:value-type="float" office:value="-62.202927" calcext:value-type="float">
            <text:p>-62.202927</text:p>
          </table:table-cell>
        </table:table-row>
        <table:table-row table:style-name="ro1">
          <table:table-cell office:value-type="string" calcext:value-type="string">
            <text:p>input[124]</text:p>
          </table:table-cell>
          <table:table-cell office:value-type="float" office:value="-49.943123" calcext:value-type="float">
            <text:p>-49.943123</text:p>
          </table:table-cell>
        </table:table-row>
        <table:table-row table:style-name="ro1">
          <table:table-cell office:value-type="string" calcext:value-type="string">
            <text:p>input[125]</text:p>
          </table:table-cell>
          <table:table-cell office:value-type="float" office:value="-37.563" calcext:value-type="float">
            <text:p>-37.563</text:p>
          </table:table-cell>
        </table:table-row>
        <table:table-row table:style-name="ro1">
          <table:table-cell office:value-type="string" calcext:value-type="string">
            <text:p>input[126]</text:p>
          </table:table-cell>
          <table:table-cell office:value-type="float" office:value="-25.092388" calcext:value-type="float">
            <text:p>-25.092388</text:p>
          </table:table-cell>
        </table:table-row>
        <table:table-row table:style-name="ro1">
          <table:table-cell office:value-type="string" calcext:value-type="string">
            <text:p>input[127]</text:p>
          </table:table-cell>
          <table:table-cell office:value-type="float" office:value="-12.561325" calcext:value-type="float">
            <text:p>-12.561325</text:p>
          </table:table-cell>
        </table:table-row>
        <table:table-row table:style-name="ro1">
          <table:table-cell office:value-type="string" calcext:value-type="string">
            <text:p>input[128]</text:p>
          </table:table-cell>
          <table:table-cell office:value-type="float" office:value="-0.00000000000006269985" calcext:value-type="float">
            <text:p>-6.2699845E-14</text:p>
          </table:table-cell>
        </table:table-row>
        <table:table-row table:style-name="ro1">
          <table:table-cell office:value-type="string" calcext:value-type="string">
            <text:p>input[129]</text:p>
          </table:table-cell>
          <table:table-cell office:value-type="float" office:value="12.561325" calcext:value-type="float">
            <text:p>12.561325</text:p>
          </table:table-cell>
        </table:table-row>
        <table:table-row table:style-name="ro1">
          <table:table-cell office:value-type="string" calcext:value-type="string">
            <text:p>input[130]</text:p>
          </table:table-cell>
          <table:table-cell office:value-type="float" office:value="25.092388" calcext:value-type="float">
            <text:p>25.092388</text:p>
          </table:table-cell>
        </table:table-row>
        <table:table-row table:style-name="ro1">
          <table:table-cell office:value-type="string" calcext:value-type="string">
            <text:p>input[131]</text:p>
          </table:table-cell>
          <table:table-cell office:value-type="float" office:value="37.563" calcext:value-type="float">
            <text:p>37.563</text:p>
          </table:table-cell>
        </table:table-row>
        <table:table-row table:style-name="ro1">
          <table:table-cell office:value-type="string" calcext:value-type="string">
            <text:p>input[132]</text:p>
          </table:table-cell>
          <table:table-cell office:value-type="float" office:value="49.943123" calcext:value-type="float">
            <text:p>49.943123</text:p>
          </table:table-cell>
        </table:table-row>
        <table:table-row table:style-name="ro1">
          <table:table-cell office:value-type="string" calcext:value-type="string">
            <text:p>input[133]</text:p>
          </table:table-cell>
          <table:table-cell office:value-type="float" office:value="62.202927" calcext:value-type="float">
            <text:p>62.202927</text:p>
          </table:table-cell>
        </table:table-row>
        <table:table-row table:style-name="ro1">
          <table:table-cell office:value-type="string" calcext:value-type="string">
            <text:p>input[134]</text:p>
          </table:table-cell>
          <table:table-cell office:value-type="float" office:value="74.312874" calcext:value-type="float">
            <text:p>74.312874</text:p>
          </table:table-cell>
        </table:table-row>
        <table:table-row table:style-name="ro1">
          <table:table-cell office:value-type="string" calcext:value-type="string">
            <text:p>input[135]</text:p>
          </table:table-cell>
          <table:table-cell office:value-type="float" office:value="86.243805" calcext:value-type="float">
            <text:p>86.243805</text:p>
          </table:table-cell>
        </table:table-row>
        <table:table-row table:style-name="ro1">
          <table:table-cell office:value-type="string" calcext:value-type="string">
            <text:p>input[136]</text:p>
          </table:table-cell>
          <table:table-cell office:value-type="float" office:value="97.96696" calcext:value-type="float">
            <text:p>97.96696</text:p>
          </table:table-cell>
        </table:table-row>
        <table:table-row table:style-name="ro1">
          <table:table-cell office:value-type="string" calcext:value-type="string">
            <text:p>input[137]</text:p>
          </table:table-cell>
          <table:table-cell office:value-type="float" office:value="109.4541" calcext:value-type="float">
            <text:p>109.4541</text:p>
          </table:table-cell>
        </table:table-row>
        <table:table-row table:style-name="ro1">
          <table:table-cell office:value-type="string" calcext:value-type="string">
            <text:p>input[138]</text:p>
          </table:table-cell>
          <table:table-cell office:value-type="float" office:value="120.67757" calcext:value-type="float">
            <text:p>120.67757</text:p>
          </table:table-cell>
        </table:table-row>
        <table:table-row table:style-name="ro1">
          <table:table-cell office:value-type="string" calcext:value-type="string">
            <text:p>input[139]</text:p>
          </table:table-cell>
          <table:table-cell office:value-type="float" office:value="131.6103" calcext:value-type="float">
            <text:p>131.6103</text:p>
          </table:table-cell>
        </table:table-row>
        <table:table-row table:style-name="ro1">
          <table:table-cell office:value-type="string" calcext:value-type="string">
            <text:p>input[140]</text:p>
          </table:table-cell>
          <table:table-cell office:value-type="float" office:value="142.22598" calcext:value-type="float">
            <text:p>142.22598</text:p>
          </table:table-cell>
        </table:table-row>
        <table:table-row table:style-name="ro1">
          <table:table-cell office:value-type="string" calcext:value-type="string">
            <text:p>input[141]</text:p>
          </table:table-cell>
          <table:table-cell office:value-type="float" office:value="152.49902" calcext:value-type="float">
            <text:p>152.49902</text:p>
          </table:table-cell>
        </table:table-row>
        <table:table-row table:style-name="ro1">
          <table:table-cell office:value-type="string" calcext:value-type="string">
            <text:p>input[142]</text:p>
          </table:table-cell>
          <table:table-cell office:value-type="float" office:value="162.40468" calcext:value-type="float">
            <text:p>162.40468</text:p>
          </table:table-cell>
        </table:table-row>
        <table:table-row table:style-name="ro1">
          <table:table-cell office:value-type="string" calcext:value-type="string">
            <text:p>input[143]</text:p>
          </table:table-cell>
          <table:table-cell office:value-type="float" office:value="171.9191" calcext:value-type="float">
            <text:p>171.9191</text:p>
          </table:table-cell>
        </table:table-row>
        <table:table-row table:style-name="ro1">
          <table:table-cell office:value-type="string" calcext:value-type="string">
            <text:p>input[144]</text:p>
          </table:table-cell>
          <table:table-cell office:value-type="float" office:value="181.01933" calcext:value-type="float">
            <text:p>181.01933</text:p>
          </table:table-cell>
        </table:table-row>
        <table:table-row table:style-name="ro1">
          <table:table-cell office:value-type="string" calcext:value-type="string">
            <text:p>input[145]</text:p>
          </table:table-cell>
          <table:table-cell office:value-type="float" office:value="189.68349" calcext:value-type="float">
            <text:p>189.68349</text:p>
          </table:table-cell>
        </table:table-row>
        <table:table-row table:style-name="ro1">
          <table:table-cell office:value-type="string" calcext:value-type="string">
            <text:p>input[146]</text:p>
          </table:table-cell>
          <table:table-cell office:value-type="float" office:value="197.89067" calcext:value-type="float">
            <text:p>197.89067</text:p>
          </table:table-cell>
        </table:table-row>
        <table:table-row table:style-name="ro1">
          <table:table-cell office:value-type="string" calcext:value-type="string">
            <text:p>input[147]</text:p>
          </table:table-cell>
          <table:table-cell office:value-type="float" office:value="205.62112" calcext:value-type="float">
            <text:p>205.62112</text:p>
          </table:table-cell>
        </table:table-row>
        <table:table-row table:style-name="ro1">
          <table:table-cell office:value-type="string" calcext:value-type="string">
            <text:p>input[148]</text:p>
          </table:table-cell>
          <table:table-cell office:value-type="float" office:value="212.85622" calcext:value-type="float">
            <text:p>212.85622</text:p>
          </table:table-cell>
        </table:table-row>
        <table:table-row table:style-name="ro1">
          <table:table-cell office:value-type="string" calcext:value-type="string">
            <text:p>input[149]</text:p>
          </table:table-cell>
          <table:table-cell office:value-type="float" office:value="219.57852" calcext:value-type="float">
            <text:p>219.57852</text:p>
          </table:table-cell>
        </table:table-row>
        <table:table-row table:style-name="ro1">
          <table:table-cell office:value-type="string" calcext:value-type="string">
            <text:p>input[150]</text:p>
          </table:table-cell>
          <table:table-cell office:value-type="float" office:value="225.77185" calcext:value-type="float">
            <text:p>225.77185</text:p>
          </table:table-cell>
        </table:table-row>
        <table:table-row table:style-name="ro1">
          <table:table-cell office:value-type="string" calcext:value-type="string">
            <text:p>input[151]</text:p>
          </table:table-cell>
          <table:table-cell office:value-type="float" office:value="231.42126" calcext:value-type="float">
            <text:p>231.42126</text:p>
          </table:table-cell>
        </table:table-row>
        <table:table-row table:style-name="ro1">
          <table:table-cell office:value-type="string" calcext:value-type="string">
            <text:p>input[152]</text:p>
          </table:table-cell>
          <table:table-cell office:value-type="float" office:value="236.51315" calcext:value-type="float">
            <text:p>236.51315</text:p>
          </table:table-cell>
        </table:table-row>
        <table:table-row table:style-name="ro1">
          <table:table-cell office:value-type="string" calcext:value-type="string">
            <text:p>input[153]</text:p>
          </table:table-cell>
          <table:table-cell office:value-type="float" office:value="241.03528" calcext:value-type="float">
            <text:p>241.03528</text:p>
          </table:table-cell>
        </table:table-row>
        <table:table-row table:style-name="ro1">
          <table:table-cell office:value-type="string" calcext:value-type="string">
            <text:p>input[154]</text:p>
          </table:table-cell>
          <table:table-cell office:value-type="float" office:value="244.97673" calcext:value-type="float">
            <text:p>244.97673</text:p>
          </table:table-cell>
        </table:table-row>
        <table:table-row table:style-name="ro1">
          <table:table-cell office:value-type="string" calcext:value-type="string">
            <text:p>input[155]</text:p>
          </table:table-cell>
          <table:table-cell office:value-type="float" office:value="248.328" calcext:value-type="float">
            <text:p>248.328</text:p>
          </table:table-cell>
        </table:table-row>
        <table:table-row table:style-name="ro1">
          <table:table-cell office:value-type="string" calcext:value-type="string">
            <text:p>input[156]</text:p>
          </table:table-cell>
          <table:table-cell office:value-type="float" office:value="251.08102" calcext:value-type="float">
            <text:p>251.08102</text:p>
          </table:table-cell>
        </table:table-row>
        <table:table-row table:style-name="ro1">
          <table:table-cell office:value-type="string" calcext:value-type="string">
            <text:p>input[157]</text:p>
          </table:table-cell>
          <table:table-cell office:value-type="float" office:value="253.22919" calcext:value-type="float">
            <text:p>253.22919</text:p>
          </table:table-cell>
        </table:table-row>
        <table:table-row table:style-name="ro1">
          <table:table-cell office:value-type="string" calcext:value-type="string">
            <text:p>input[158]</text:p>
          </table:table-cell>
          <table:table-cell office:value-type="float" office:value="254.76729" calcext:value-type="float">
            <text:p>254.76729</text:p>
          </table:table-cell>
        </table:table-row>
        <table:table-row table:style-name="ro1">
          <table:table-cell office:value-type="string" calcext:value-type="string">
            <text:p>input[159]</text:p>
          </table:table-cell>
          <table:table-cell office:value-type="float" office:value="255.69164" calcext:value-type="float">
            <text:p>255.69164</text:p>
          </table:table-cell>
        </table:table-row>
        <table:table-row table:style-name="ro1">
          <table:table-cell office:value-type="string" calcext:value-type="string">
            <text:p>input[160]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input[161]</text:p>
          </table:table-cell>
          <table:table-cell office:value-type="float" office:value="255.69164" calcext:value-type="float">
            <text:p>255.69164</text:p>
          </table:table-cell>
        </table:table-row>
        <table:table-row table:style-name="ro1">
          <table:table-cell office:value-type="string" calcext:value-type="string">
            <text:p>input[162]</text:p>
          </table:table-cell>
          <table:table-cell office:value-type="float" office:value="254.76729" calcext:value-type="float">
            <text:p>254.76729</text:p>
          </table:table-cell>
        </table:table-row>
        <table:table-row table:style-name="ro1">
          <table:table-cell office:value-type="string" calcext:value-type="string">
            <text:p>input[163]</text:p>
          </table:table-cell>
          <table:table-cell office:value-type="float" office:value="253.22919" calcext:value-type="float">
            <text:p>253.22919</text:p>
          </table:table-cell>
        </table:table-row>
        <table:table-row table:style-name="ro1">
          <table:table-cell office:value-type="string" calcext:value-type="string">
            <text:p>input[164]</text:p>
          </table:table-cell>
          <table:table-cell office:value-type="float" office:value="251.08102" calcext:value-type="float">
            <text:p>251.08102</text:p>
          </table:table-cell>
        </table:table-row>
        <table:table-row table:style-name="ro1">
          <table:table-cell office:value-type="string" calcext:value-type="string">
            <text:p>input[165]</text:p>
          </table:table-cell>
          <table:table-cell office:value-type="float" office:value="248.328" calcext:value-type="float">
            <text:p>248.328</text:p>
          </table:table-cell>
        </table:table-row>
        <table:table-row table:style-name="ro1">
          <table:table-cell office:value-type="string" calcext:value-type="string">
            <text:p>input[166]</text:p>
          </table:table-cell>
          <table:table-cell office:value-type="float" office:value="244.97673" calcext:value-type="float">
            <text:p>244.97673</text:p>
          </table:table-cell>
        </table:table-row>
        <table:table-row table:style-name="ro1">
          <table:table-cell office:value-type="string" calcext:value-type="string">
            <text:p>input[167]</text:p>
          </table:table-cell>
          <table:table-cell office:value-type="float" office:value="241.03528" calcext:value-type="float">
            <text:p>241.03528</text:p>
          </table:table-cell>
        </table:table-row>
        <table:table-row table:style-name="ro1">
          <table:table-cell office:value-type="string" calcext:value-type="string">
            <text:p>input[168]</text:p>
          </table:table-cell>
          <table:table-cell office:value-type="float" office:value="236.51315" calcext:value-type="float">
            <text:p>236.51315</text:p>
          </table:table-cell>
        </table:table-row>
        <table:table-row table:style-name="ro1">
          <table:table-cell office:value-type="string" calcext:value-type="string">
            <text:p>input[169]</text:p>
          </table:table-cell>
          <table:table-cell office:value-type="float" office:value="231.42126" calcext:value-type="float">
            <text:p>231.42126</text:p>
          </table:table-cell>
        </table:table-row>
        <table:table-row table:style-name="ro1">
          <table:table-cell office:value-type="string" calcext:value-type="string">
            <text:p>input[170]</text:p>
          </table:table-cell>
          <table:table-cell office:value-type="float" office:value="225.77185" calcext:value-type="float">
            <text:p>225.77185</text:p>
          </table:table-cell>
        </table:table-row>
        <table:table-row table:style-name="ro1">
          <table:table-cell office:value-type="string" calcext:value-type="string">
            <text:p>input[171]</text:p>
          </table:table-cell>
          <table:table-cell office:value-type="float" office:value="219.57852" calcext:value-type="float">
            <text:p>219.57852</text:p>
          </table:table-cell>
        </table:table-row>
        <table:table-row table:style-name="ro1">
          <table:table-cell office:value-type="string" calcext:value-type="string">
            <text:p>input[172]</text:p>
          </table:table-cell>
          <table:table-cell office:value-type="float" office:value="212.85622" calcext:value-type="float">
            <text:p>212.85622</text:p>
          </table:table-cell>
        </table:table-row>
        <table:table-row table:style-name="ro1">
          <table:table-cell office:value-type="string" calcext:value-type="string">
            <text:p>input[173]</text:p>
          </table:table-cell>
          <table:table-cell office:value-type="float" office:value="205.62112" calcext:value-type="float">
            <text:p>205.62112</text:p>
          </table:table-cell>
        </table:table-row>
        <table:table-row table:style-name="ro1">
          <table:table-cell office:value-type="string" calcext:value-type="string">
            <text:p>input[174]</text:p>
          </table:table-cell>
          <table:table-cell office:value-type="float" office:value="197.89067" calcext:value-type="float">
            <text:p>197.89067</text:p>
          </table:table-cell>
        </table:table-row>
        <table:table-row table:style-name="ro1">
          <table:table-cell office:value-type="string" calcext:value-type="string">
            <text:p>input[175]</text:p>
          </table:table-cell>
          <table:table-cell office:value-type="float" office:value="189.68349" calcext:value-type="float">
            <text:p>189.68349</text:p>
          </table:table-cell>
        </table:table-row>
        <table:table-row table:style-name="ro1">
          <table:table-cell office:value-type="string" calcext:value-type="string">
            <text:p>input[176]</text:p>
          </table:table-cell>
          <table:table-cell office:value-type="float" office:value="181.01933" calcext:value-type="float">
            <text:p>181.01933</text:p>
          </table:table-cell>
        </table:table-row>
        <table:table-row table:style-name="ro1">
          <table:table-cell office:value-type="string" calcext:value-type="string">
            <text:p>input[177]</text:p>
          </table:table-cell>
          <table:table-cell office:value-type="float" office:value="171.9191" calcext:value-type="float">
            <text:p>171.9191</text:p>
          </table:table-cell>
        </table:table-row>
        <table:table-row table:style-name="ro1">
          <table:table-cell office:value-type="string" calcext:value-type="string">
            <text:p>input[178]</text:p>
          </table:table-cell>
          <table:table-cell office:value-type="float" office:value="162.40468" calcext:value-type="float">
            <text:p>162.40468</text:p>
          </table:table-cell>
        </table:table-row>
        <table:table-row table:style-name="ro1">
          <table:table-cell office:value-type="string" calcext:value-type="string">
            <text:p>input[179]</text:p>
          </table:table-cell>
          <table:table-cell office:value-type="float" office:value="152.49902" calcext:value-type="float">
            <text:p>152.49902</text:p>
          </table:table-cell>
        </table:table-row>
        <table:table-row table:style-name="ro1">
          <table:table-cell office:value-type="string" calcext:value-type="string">
            <text:p>input[180]</text:p>
          </table:table-cell>
          <table:table-cell office:value-type="float" office:value="142.22598" calcext:value-type="float">
            <text:p>142.22598</text:p>
          </table:table-cell>
        </table:table-row>
        <table:table-row table:style-name="ro1">
          <table:table-cell office:value-type="string" calcext:value-type="string">
            <text:p>input[181]</text:p>
          </table:table-cell>
          <table:table-cell office:value-type="float" office:value="131.6103" calcext:value-type="float">
            <text:p>131.6103</text:p>
          </table:table-cell>
        </table:table-row>
        <table:table-row table:style-name="ro1">
          <table:table-cell office:value-type="string" calcext:value-type="string">
            <text:p>input[182]</text:p>
          </table:table-cell>
          <table:table-cell office:value-type="float" office:value="120.67757" calcext:value-type="float">
            <text:p>120.67757</text:p>
          </table:table-cell>
        </table:table-row>
        <table:table-row table:style-name="ro1">
          <table:table-cell office:value-type="string" calcext:value-type="string">
            <text:p>input[183]</text:p>
          </table:table-cell>
          <table:table-cell office:value-type="float" office:value="109.4541" calcext:value-type="float">
            <text:p>109.4541</text:p>
          </table:table-cell>
        </table:table-row>
        <table:table-row table:style-name="ro1">
          <table:table-cell office:value-type="string" calcext:value-type="string">
            <text:p>input[184]</text:p>
          </table:table-cell>
          <table:table-cell office:value-type="float" office:value="97.96696" calcext:value-type="float">
            <text:p>97.96696</text:p>
          </table:table-cell>
        </table:table-row>
        <table:table-row table:style-name="ro1">
          <table:table-cell office:value-type="string" calcext:value-type="string">
            <text:p>input[185]</text:p>
          </table:table-cell>
          <table:table-cell office:value-type="float" office:value="86.243805" calcext:value-type="float">
            <text:p>86.243805</text:p>
          </table:table-cell>
        </table:table-row>
        <table:table-row table:style-name="ro1">
          <table:table-cell office:value-type="string" calcext:value-type="string">
            <text:p>input[186]</text:p>
          </table:table-cell>
          <table:table-cell office:value-type="float" office:value="74.312874" calcext:value-type="float">
            <text:p>74.312874</text:p>
          </table:table-cell>
        </table:table-row>
        <table:table-row table:style-name="ro1">
          <table:table-cell office:value-type="string" calcext:value-type="string">
            <text:p>input[187]</text:p>
          </table:table-cell>
          <table:table-cell office:value-type="float" office:value="62.202927" calcext:value-type="float">
            <text:p>62.202927</text:p>
          </table:table-cell>
        </table:table-row>
        <table:table-row table:style-name="ro1">
          <table:table-cell office:value-type="string" calcext:value-type="string">
            <text:p>input[188]</text:p>
          </table:table-cell>
          <table:table-cell office:value-type="float" office:value="49.943123" calcext:value-type="float">
            <text:p>49.943123</text:p>
          </table:table-cell>
        </table:table-row>
        <table:table-row table:style-name="ro1">
          <table:table-cell office:value-type="string" calcext:value-type="string">
            <text:p>input[189]</text:p>
          </table:table-cell>
          <table:table-cell office:value-type="float" office:value="37.563" calcext:value-type="float">
            <text:p>37.563</text:p>
          </table:table-cell>
        </table:table-row>
        <table:table-row table:style-name="ro1">
          <table:table-cell office:value-type="string" calcext:value-type="string">
            <text:p>input[190]</text:p>
          </table:table-cell>
          <table:table-cell office:value-type="float" office:value="25.092388" calcext:value-type="float">
            <text:p>25.092388</text:p>
          </table:table-cell>
        </table:table-row>
        <table:table-row table:style-name="ro1">
          <table:table-cell office:value-type="string" calcext:value-type="string">
            <text:p>input[191]</text:p>
          </table:table-cell>
          <table:table-cell office:value-type="float" office:value="12.561325" calcext:value-type="float">
            <text:p>12.561325</text:p>
          </table:table-cell>
        </table:table-row>
        <table:table-row table:style-name="ro1">
          <table:table-cell office:value-type="string" calcext:value-type="string">
            <text:p>input[192]</text:p>
          </table:table-cell>
          <table:table-cell office:value-type="float" office:value="0.00000000000009404977" calcext:value-type="float">
            <text:p>9.404977E-14</text:p>
          </table:table-cell>
        </table:table-row>
        <table:table-row table:style-name="ro1">
          <table:table-cell office:value-type="string" calcext:value-type="string">
            <text:p>input[193]</text:p>
          </table:table-cell>
          <table:table-cell office:value-type="float" office:value="-12.561325" calcext:value-type="float">
            <text:p>-12.561325</text:p>
          </table:table-cell>
        </table:table-row>
        <table:table-row table:style-name="ro1">
          <table:table-cell office:value-type="string" calcext:value-type="string">
            <text:p>input[194]</text:p>
          </table:table-cell>
          <table:table-cell office:value-type="float" office:value="-25.092388" calcext:value-type="float">
            <text:p>-25.092388</text:p>
          </table:table-cell>
        </table:table-row>
        <table:table-row table:style-name="ro1">
          <table:table-cell office:value-type="string" calcext:value-type="string">
            <text:p>input[195]</text:p>
          </table:table-cell>
          <table:table-cell office:value-type="float" office:value="-37.563" calcext:value-type="float">
            <text:p>-37.563</text:p>
          </table:table-cell>
        </table:table-row>
        <table:table-row table:style-name="ro1">
          <table:table-cell office:value-type="string" calcext:value-type="string">
            <text:p>input[196]</text:p>
          </table:table-cell>
          <table:table-cell office:value-type="float" office:value="-49.943123" calcext:value-type="float">
            <text:p>-49.943123</text:p>
          </table:table-cell>
        </table:table-row>
        <table:table-row table:style-name="ro1">
          <table:table-cell office:value-type="string" calcext:value-type="string">
            <text:p>input[197]</text:p>
          </table:table-cell>
          <table:table-cell office:value-type="float" office:value="-62.202927" calcext:value-type="float">
            <text:p>-62.202927</text:p>
          </table:table-cell>
        </table:table-row>
        <table:table-row table:style-name="ro1">
          <table:table-cell office:value-type="string" calcext:value-type="string">
            <text:p>input[198]</text:p>
          </table:table-cell>
          <table:table-cell office:value-type="float" office:value="-74.312874" calcext:value-type="float">
            <text:p>-74.312874</text:p>
          </table:table-cell>
        </table:table-row>
        <table:table-row table:style-name="ro1">
          <table:table-cell office:value-type="string" calcext:value-type="string">
            <text:p>input[199]</text:p>
          </table:table-cell>
          <table:table-cell office:value-type="float" office:value="-86.243805" calcext:value-type="float">
            <text:p>-86.243805</text:p>
          </table:table-cell>
        </table:table-row>
        <table:table-row table:style-name="ro1">
          <table:table-cell office:value-type="string" calcext:value-type="string">
            <text:p>input[200]</text:p>
          </table:table-cell>
          <table:table-cell office:value-type="float" office:value="-97.96696" calcext:value-type="float">
            <text:p>-97.96696</text:p>
          </table:table-cell>
        </table:table-row>
        <table:table-row table:style-name="ro1">
          <table:table-cell office:value-type="string" calcext:value-type="string">
            <text:p>input[201]</text:p>
          </table:table-cell>
          <table:table-cell office:value-type="float" office:value="-109.4541" calcext:value-type="float">
            <text:p>-109.4541</text:p>
          </table:table-cell>
        </table:table-row>
        <table:table-row table:style-name="ro1">
          <table:table-cell office:value-type="string" calcext:value-type="string">
            <text:p>input[202]</text:p>
          </table:table-cell>
          <table:table-cell office:value-type="float" office:value="-120.67757" calcext:value-type="float">
            <text:p>-120.67757</text:p>
          </table:table-cell>
        </table:table-row>
        <table:table-row table:style-name="ro1">
          <table:table-cell office:value-type="string" calcext:value-type="string">
            <text:p>input[203]</text:p>
          </table:table-cell>
          <table:table-cell office:value-type="float" office:value="-131.6103" calcext:value-type="float">
            <text:p>-131.6103</text:p>
          </table:table-cell>
        </table:table-row>
        <table:table-row table:style-name="ro1">
          <table:table-cell office:value-type="string" calcext:value-type="string">
            <text:p>input[204]</text:p>
          </table:table-cell>
          <table:table-cell office:value-type="float" office:value="-142.22598" calcext:value-type="float">
            <text:p>-142.22598</text:p>
          </table:table-cell>
        </table:table-row>
        <table:table-row table:style-name="ro1">
          <table:table-cell office:value-type="string" calcext:value-type="string">
            <text:p>input[205]</text:p>
          </table:table-cell>
          <table:table-cell office:value-type="float" office:value="-152.49902" calcext:value-type="float">
            <text:p>-152.49902</text:p>
          </table:table-cell>
        </table:table-row>
        <table:table-row table:style-name="ro1">
          <table:table-cell office:value-type="string" calcext:value-type="string">
            <text:p>input[206]</text:p>
          </table:table-cell>
          <table:table-cell office:value-type="float" office:value="-162.40468" calcext:value-type="float">
            <text:p>-162.40468</text:p>
          </table:table-cell>
        </table:table-row>
        <table:table-row table:style-name="ro1">
          <table:table-cell office:value-type="string" calcext:value-type="string">
            <text:p>input[207]</text:p>
          </table:table-cell>
          <table:table-cell office:value-type="float" office:value="-171.9191" calcext:value-type="float">
            <text:p>-171.9191</text:p>
          </table:table-cell>
        </table:table-row>
        <table:table-row table:style-name="ro1">
          <table:table-cell office:value-type="string" calcext:value-type="string">
            <text:p>input[208]</text:p>
          </table:table-cell>
          <table:table-cell office:value-type="float" office:value="-181.01933" calcext:value-type="float">
            <text:p>-181.01933</text:p>
          </table:table-cell>
        </table:table-row>
        <table:table-row table:style-name="ro1">
          <table:table-cell office:value-type="string" calcext:value-type="string">
            <text:p>input[209]</text:p>
          </table:table-cell>
          <table:table-cell office:value-type="float" office:value="-189.68349" calcext:value-type="float">
            <text:p>-189.68349</text:p>
          </table:table-cell>
        </table:table-row>
        <table:table-row table:style-name="ro1">
          <table:table-cell office:value-type="string" calcext:value-type="string">
            <text:p>input[210]</text:p>
          </table:table-cell>
          <table:table-cell office:value-type="float" office:value="-197.89067" calcext:value-type="float">
            <text:p>-197.89067</text:p>
          </table:table-cell>
        </table:table-row>
        <table:table-row table:style-name="ro1">
          <table:table-cell office:value-type="string" calcext:value-type="string">
            <text:p>input[211]</text:p>
          </table:table-cell>
          <table:table-cell office:value-type="float" office:value="-205.62112" calcext:value-type="float">
            <text:p>-205.62112</text:p>
          </table:table-cell>
        </table:table-row>
        <table:table-row table:style-name="ro1">
          <table:table-cell office:value-type="string" calcext:value-type="string">
            <text:p>input[212]</text:p>
          </table:table-cell>
          <table:table-cell office:value-type="float" office:value="-212.85622" calcext:value-type="float">
            <text:p>-212.85622</text:p>
          </table:table-cell>
        </table:table-row>
        <table:table-row table:style-name="ro1">
          <table:table-cell office:value-type="string" calcext:value-type="string">
            <text:p>input[213]</text:p>
          </table:table-cell>
          <table:table-cell office:value-type="float" office:value="-219.57852" calcext:value-type="float">
            <text:p>-219.57852</text:p>
          </table:table-cell>
        </table:table-row>
        <table:table-row table:style-name="ro1">
          <table:table-cell office:value-type="string" calcext:value-type="string">
            <text:p>input[214]</text:p>
          </table:table-cell>
          <table:table-cell office:value-type="float" office:value="-225.77185" calcext:value-type="float">
            <text:p>-225.77185</text:p>
          </table:table-cell>
        </table:table-row>
        <table:table-row table:style-name="ro1">
          <table:table-cell office:value-type="string" calcext:value-type="string">
            <text:p>input[215]</text:p>
          </table:table-cell>
          <table:table-cell office:value-type="float" office:value="-231.42126" calcext:value-type="float">
            <text:p>-231.42126</text:p>
          </table:table-cell>
        </table:table-row>
        <table:table-row table:style-name="ro1">
          <table:table-cell office:value-type="string" calcext:value-type="string">
            <text:p>input[216]</text:p>
          </table:table-cell>
          <table:table-cell office:value-type="float" office:value="-236.51315" calcext:value-type="float">
            <text:p>-236.51315</text:p>
          </table:table-cell>
        </table:table-row>
        <table:table-row table:style-name="ro1">
          <table:table-cell office:value-type="string" calcext:value-type="string">
            <text:p>input[217]</text:p>
          </table:table-cell>
          <table:table-cell office:value-type="float" office:value="-241.03528" calcext:value-type="float">
            <text:p>-241.03528</text:p>
          </table:table-cell>
        </table:table-row>
        <table:table-row table:style-name="ro1">
          <table:table-cell office:value-type="string" calcext:value-type="string">
            <text:p>input[218]</text:p>
          </table:table-cell>
          <table:table-cell office:value-type="float" office:value="-244.97673" calcext:value-type="float">
            <text:p>-244.97673</text:p>
          </table:table-cell>
        </table:table-row>
        <table:table-row table:style-name="ro1">
          <table:table-cell office:value-type="string" calcext:value-type="string">
            <text:p>input[219]</text:p>
          </table:table-cell>
          <table:table-cell office:value-type="float" office:value="-248.328" calcext:value-type="float">
            <text:p>-248.328</text:p>
          </table:table-cell>
        </table:table-row>
        <table:table-row table:style-name="ro1">
          <table:table-cell office:value-type="string" calcext:value-type="string">
            <text:p>input[220]</text:p>
          </table:table-cell>
          <table:table-cell office:value-type="float" office:value="-251.08102" calcext:value-type="float">
            <text:p>-251.08102</text:p>
          </table:table-cell>
        </table:table-row>
        <table:table-row table:style-name="ro1">
          <table:table-cell office:value-type="string" calcext:value-type="string">
            <text:p>input[221]</text:p>
          </table:table-cell>
          <table:table-cell office:value-type="float" office:value="-253.22919" calcext:value-type="float">
            <text:p>-253.22919</text:p>
          </table:table-cell>
        </table:table-row>
        <table:table-row table:style-name="ro1">
          <table:table-cell office:value-type="string" calcext:value-type="string">
            <text:p>input[222]</text:p>
          </table:table-cell>
          <table:table-cell office:value-type="float" office:value="-254.76729" calcext:value-type="float">
            <text:p>-254.76729</text:p>
          </table:table-cell>
        </table:table-row>
        <table:table-row table:style-name="ro1">
          <table:table-cell office:value-type="string" calcext:value-type="string">
            <text:p>input[223]</text:p>
          </table:table-cell>
          <table:table-cell office:value-type="float" office:value="-255.69164" calcext:value-type="float">
            <text:p>-255.69164</text:p>
          </table:table-cell>
        </table:table-row>
        <table:table-row table:style-name="ro1">
          <table:table-cell office:value-type="string" calcext:value-type="string">
            <text:p>input[224]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string" calcext:value-type="string">
            <text:p>input[225]</text:p>
          </table:table-cell>
          <table:table-cell office:value-type="float" office:value="-255.69164" calcext:value-type="float">
            <text:p>-255.69164</text:p>
          </table:table-cell>
        </table:table-row>
        <table:table-row table:style-name="ro1">
          <table:table-cell office:value-type="string" calcext:value-type="string">
            <text:p>input[226]</text:p>
          </table:table-cell>
          <table:table-cell office:value-type="float" office:value="-254.76729" calcext:value-type="float">
            <text:p>-254.76729</text:p>
          </table:table-cell>
        </table:table-row>
        <table:table-row table:style-name="ro1">
          <table:table-cell office:value-type="string" calcext:value-type="string">
            <text:p>input[227]</text:p>
          </table:table-cell>
          <table:table-cell office:value-type="float" office:value="-253.22919" calcext:value-type="float">
            <text:p>-253.22919</text:p>
          </table:table-cell>
        </table:table-row>
        <table:table-row table:style-name="ro1">
          <table:table-cell office:value-type="string" calcext:value-type="string">
            <text:p>input[228]</text:p>
          </table:table-cell>
          <table:table-cell office:value-type="float" office:value="-251.08102" calcext:value-type="float">
            <text:p>-251.08102</text:p>
          </table:table-cell>
        </table:table-row>
        <table:table-row table:style-name="ro1">
          <table:table-cell office:value-type="string" calcext:value-type="string">
            <text:p>input[229]</text:p>
          </table:table-cell>
          <table:table-cell office:value-type="float" office:value="-248.328" calcext:value-type="float">
            <text:p>-248.328</text:p>
          </table:table-cell>
        </table:table-row>
        <table:table-row table:style-name="ro1">
          <table:table-cell office:value-type="string" calcext:value-type="string">
            <text:p>input[230]</text:p>
          </table:table-cell>
          <table:table-cell office:value-type="float" office:value="-244.97673" calcext:value-type="float">
            <text:p>-244.97673</text:p>
          </table:table-cell>
        </table:table-row>
        <table:table-row table:style-name="ro1">
          <table:table-cell office:value-type="string" calcext:value-type="string">
            <text:p>input[231]</text:p>
          </table:table-cell>
          <table:table-cell office:value-type="float" office:value="-241.03528" calcext:value-type="float">
            <text:p>-241.03528</text:p>
          </table:table-cell>
        </table:table-row>
        <table:table-row table:style-name="ro1">
          <table:table-cell office:value-type="string" calcext:value-type="string">
            <text:p>input[232]</text:p>
          </table:table-cell>
          <table:table-cell office:value-type="float" office:value="-236.51315" calcext:value-type="float">
            <text:p>-236.51315</text:p>
          </table:table-cell>
        </table:table-row>
        <table:table-row table:style-name="ro1">
          <table:table-cell office:value-type="string" calcext:value-type="string">
            <text:p>input[233]</text:p>
          </table:table-cell>
          <table:table-cell office:value-type="float" office:value="-231.42126" calcext:value-type="float">
            <text:p>-231.42126</text:p>
          </table:table-cell>
        </table:table-row>
        <table:table-row table:style-name="ro1">
          <table:table-cell office:value-type="string" calcext:value-type="string">
            <text:p>input[234]</text:p>
          </table:table-cell>
          <table:table-cell office:value-type="float" office:value="-225.77185" calcext:value-type="float">
            <text:p>-225.77185</text:p>
          </table:table-cell>
        </table:table-row>
        <table:table-row table:style-name="ro1">
          <table:table-cell office:value-type="string" calcext:value-type="string">
            <text:p>input[235]</text:p>
          </table:table-cell>
          <table:table-cell office:value-type="float" office:value="-219.57852" calcext:value-type="float">
            <text:p>-219.57852</text:p>
          </table:table-cell>
        </table:table-row>
        <table:table-row table:style-name="ro1">
          <table:table-cell office:value-type="string" calcext:value-type="string">
            <text:p>input[236]</text:p>
          </table:table-cell>
          <table:table-cell office:value-type="float" office:value="-212.85622" calcext:value-type="float">
            <text:p>-212.85622</text:p>
          </table:table-cell>
        </table:table-row>
        <table:table-row table:style-name="ro1">
          <table:table-cell office:value-type="string" calcext:value-type="string">
            <text:p>input[237]</text:p>
          </table:table-cell>
          <table:table-cell office:value-type="float" office:value="-205.62112" calcext:value-type="float">
            <text:p>-205.62112</text:p>
          </table:table-cell>
        </table:table-row>
        <table:table-row table:style-name="ro1">
          <table:table-cell office:value-type="string" calcext:value-type="string">
            <text:p>input[238]</text:p>
          </table:table-cell>
          <table:table-cell office:value-type="float" office:value="-197.89067" calcext:value-type="float">
            <text:p>-197.89067</text:p>
          </table:table-cell>
        </table:table-row>
        <table:table-row table:style-name="ro1">
          <table:table-cell office:value-type="string" calcext:value-type="string">
            <text:p>input[239]</text:p>
          </table:table-cell>
          <table:table-cell office:value-type="float" office:value="-189.68349" calcext:value-type="float">
            <text:p>-189.68349</text:p>
          </table:table-cell>
        </table:table-row>
        <table:table-row table:style-name="ro1">
          <table:table-cell office:value-type="string" calcext:value-type="string">
            <text:p>input[240]</text:p>
          </table:table-cell>
          <table:table-cell office:value-type="float" office:value="-181.01933" calcext:value-type="float">
            <text:p>-181.01933</text:p>
          </table:table-cell>
        </table:table-row>
        <table:table-row table:style-name="ro1">
          <table:table-cell office:value-type="string" calcext:value-type="string">
            <text:p>input[241]</text:p>
          </table:table-cell>
          <table:table-cell office:value-type="float" office:value="-171.9191" calcext:value-type="float">
            <text:p>-171.9191</text:p>
          </table:table-cell>
        </table:table-row>
        <table:table-row table:style-name="ro1">
          <table:table-cell office:value-type="string" calcext:value-type="string">
            <text:p>input[242]</text:p>
          </table:table-cell>
          <table:table-cell office:value-type="float" office:value="-162.40468" calcext:value-type="float">
            <text:p>-162.40468</text:p>
          </table:table-cell>
        </table:table-row>
        <table:table-row table:style-name="ro1">
          <table:table-cell office:value-type="string" calcext:value-type="string">
            <text:p>input[243]</text:p>
          </table:table-cell>
          <table:table-cell office:value-type="float" office:value="-152.49902" calcext:value-type="float">
            <text:p>-152.49902</text:p>
          </table:table-cell>
        </table:table-row>
        <table:table-row table:style-name="ro1">
          <table:table-cell office:value-type="string" calcext:value-type="string">
            <text:p>input[244]</text:p>
          </table:table-cell>
          <table:table-cell office:value-type="float" office:value="-142.22598" calcext:value-type="float">
            <text:p>-142.22598</text:p>
          </table:table-cell>
        </table:table-row>
        <table:table-row table:style-name="ro1">
          <table:table-cell office:value-type="string" calcext:value-type="string">
            <text:p>input[245]</text:p>
          </table:table-cell>
          <table:table-cell office:value-type="float" office:value="-131.6103" calcext:value-type="float">
            <text:p>-131.6103</text:p>
          </table:table-cell>
        </table:table-row>
        <table:table-row table:style-name="ro1">
          <table:table-cell office:value-type="string" calcext:value-type="string">
            <text:p>input[246]</text:p>
          </table:table-cell>
          <table:table-cell office:value-type="float" office:value="-120.67757" calcext:value-type="float">
            <text:p>-120.67757</text:p>
          </table:table-cell>
        </table:table-row>
        <table:table-row table:style-name="ro1">
          <table:table-cell office:value-type="string" calcext:value-type="string">
            <text:p>input[247]</text:p>
          </table:table-cell>
          <table:table-cell office:value-type="float" office:value="-109.4541" calcext:value-type="float">
            <text:p>-109.4541</text:p>
          </table:table-cell>
        </table:table-row>
        <table:table-row table:style-name="ro1">
          <table:table-cell office:value-type="string" calcext:value-type="string">
            <text:p>input[248]</text:p>
          </table:table-cell>
          <table:table-cell office:value-type="float" office:value="-97.96696" calcext:value-type="float">
            <text:p>-97.96696</text:p>
          </table:table-cell>
        </table:table-row>
        <table:table-row table:style-name="ro1">
          <table:table-cell office:value-type="string" calcext:value-type="string">
            <text:p>input[249]</text:p>
          </table:table-cell>
          <table:table-cell office:value-type="float" office:value="-86.243805" calcext:value-type="float">
            <text:p>-86.243805</text:p>
          </table:table-cell>
        </table:table-row>
        <table:table-row table:style-name="ro1">
          <table:table-cell office:value-type="string" calcext:value-type="string">
            <text:p>input[250]</text:p>
          </table:table-cell>
          <table:table-cell office:value-type="float" office:value="-74.312874" calcext:value-type="float">
            <text:p>-74.312874</text:p>
          </table:table-cell>
        </table:table-row>
        <table:table-row table:style-name="ro1">
          <table:table-cell office:value-type="string" calcext:value-type="string">
            <text:p>input[251]</text:p>
          </table:table-cell>
          <table:table-cell office:value-type="float" office:value="-62.202927" calcext:value-type="float">
            <text:p>-62.202927</text:p>
          </table:table-cell>
        </table:table-row>
        <table:table-row table:style-name="ro1">
          <table:table-cell office:value-type="string" calcext:value-type="string">
            <text:p>input[252]</text:p>
          </table:table-cell>
          <table:table-cell office:value-type="float" office:value="-49.943123" calcext:value-type="float">
            <text:p>-49.943123</text:p>
          </table:table-cell>
        </table:table-row>
        <table:table-row table:style-name="ro1">
          <table:table-cell office:value-type="string" calcext:value-type="string">
            <text:p>input[253]</text:p>
          </table:table-cell>
          <table:table-cell office:value-type="float" office:value="-37.563" calcext:value-type="float">
            <text:p>-37.563</text:p>
          </table:table-cell>
        </table:table-row>
        <table:table-row table:style-name="ro1">
          <table:table-cell office:value-type="string" calcext:value-type="string">
            <text:p>input[254]</text:p>
          </table:table-cell>
          <table:table-cell office:value-type="float" office:value="-25.092388" calcext:value-type="float">
            <text:p>-25.092388</text:p>
          </table:table-cell>
        </table:table-row>
        <table:table-row table:style-name="ro1">
          <table:table-cell office:value-type="string" calcext:value-type="string">
            <text:p>input[255]</text:p>
          </table:table-cell>
          <table:table-cell office:value-type="float" office:value="-12.561325" calcext:value-type="float">
            <text:p>-12.561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2T23:52:00.397026545</dc:date>
    <meta:editing-duration>PT12M20S</meta:editing-duration>
    <meta:editing-cycles>1</meta:editing-cycles>
    <meta:generator>LibreOffice/7.3.7.2$Linux_X86_64 LibreOffice_project/30$Build-2</meta:generator>
    <meta:document-statistic meta:table-count="1" meta:cell-count="5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19cm" svg:height="17.585cm" xlink:href=".." xlink:type="simple" chart:class="chart:bar" chart:style-name="ch1">
        <chart:title svg:x="11.285cm" svg:y="0.487cm" chart:style-name="ch2">
          <text:p>input values</text:p>
        </chart:title>
        <chart:legend chart:legend-position="end" svg:x="22.856cm" svg:y="8.493cm" style:legend-expansion="high" chart:style-name="ch3"/>
        <chart:plot-area chart:style-name="ch4" table:cell-range-address="array_test_file.A1:array_test_file.B128" chart:data-source-has-labels="column" svg:x="0.502cm" svg:y="1.617cm" svg:width="21.852cm" svg:height="15.617cm">
          <chart:coordinate-region svg:x="1.414cm" svg:y="1.816cm" svg:width="20.94cm" svg:height="15.219cm"/>
          <chart:axis chart:dimension="x" chart:name="primary-x" chart:style-name="ch5" chartooo:axis-type="auto">
            <chartooo:date-scale/>
            <chart:categories table:cell-range-address="array_test_file.A1:array_test_file.A1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ray_test_file.B1:array_test_file.B128" chart:class="chart:bar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put[0]</text:p>
                <draw:g>
                  <svg:desc>array_test_file.A1:array_test_file.A128</svg:desc>
                </draw:g>
              </table:table-cell>
              <table:table-cell office:value-type="float" office:value="0">
                <text:p>0</text:p>
                <draw:g>
                  <svg:desc>array_test_file.B1:array_test_file.B128</svg:desc>
                </draw:g>
              </table:table-cell>
            </table:table-row>
            <table:table-row>
              <table:table-cell office:value-type="string">
                <text:p>input[1]</text:p>
              </table:table-cell>
              <table:table-cell office:value-type="float" office:value="12.561325">
                <text:p>12.561325</text:p>
              </table:table-cell>
            </table:table-row>
            <table:table-row>
              <table:table-cell office:value-type="string">
                <text:p>input[2]</text:p>
              </table:table-cell>
              <table:table-cell office:value-type="float" office:value="25.092388">
                <text:p>25.092388</text:p>
              </table:table-cell>
            </table:table-row>
            <table:table-row>
              <table:table-cell office:value-type="string">
                <text:p>input[3]</text:p>
              </table:table-cell>
              <table:table-cell office:value-type="float" office:value="37.563">
                <text:p>37.563</text:p>
              </table:table-cell>
            </table:table-row>
            <table:table-row>
              <table:table-cell office:value-type="string">
                <text:p>input[4]</text:p>
              </table:table-cell>
              <table:table-cell office:value-type="float" office:value="49.943123">
                <text:p>49.943123</text:p>
              </table:table-cell>
            </table:table-row>
            <table:table-row>
              <table:table-cell office:value-type="string">
                <text:p>input[5]</text:p>
              </table:table-cell>
              <table:table-cell office:value-type="float" office:value="62.202927">
                <text:p>62.202927</text:p>
              </table:table-cell>
            </table:table-row>
            <table:table-row>
              <table:table-cell office:value-type="string">
                <text:p>input[6]</text:p>
              </table:table-cell>
              <table:table-cell office:value-type="float" office:value="74.312874">
                <text:p>74.312874</text:p>
              </table:table-cell>
            </table:table-row>
            <table:table-row>
              <table:table-cell office:value-type="string">
                <text:p>input[7]</text:p>
              </table:table-cell>
              <table:table-cell office:value-type="float" office:value="86.243805">
                <text:p>86.243805</text:p>
              </table:table-cell>
            </table:table-row>
            <table:table-row>
              <table:table-cell office:value-type="string">
                <text:p>input[8]</text:p>
              </table:table-cell>
              <table:table-cell office:value-type="float" office:value="97.96696">
                <text:p>97.96696</text:p>
              </table:table-cell>
            </table:table-row>
            <table:table-row>
              <table:table-cell office:value-type="string">
                <text:p>input[9]</text:p>
              </table:table-cell>
              <table:table-cell office:value-type="float" office:value="109.4541">
                <text:p>109.4541</text:p>
              </table:table-cell>
            </table:table-row>
            <table:table-row>
              <table:table-cell office:value-type="string">
                <text:p>input[10]</text:p>
              </table:table-cell>
              <table:table-cell office:value-type="float" office:value="120.67757">
                <text:p>120.67757</text:p>
              </table:table-cell>
            </table:table-row>
            <table:table-row>
              <table:table-cell office:value-type="string">
                <text:p>input[11]</text:p>
              </table:table-cell>
              <table:table-cell office:value-type="float" office:value="131.6103">
                <text:p>131.6103</text:p>
              </table:table-cell>
            </table:table-row>
            <table:table-row>
              <table:table-cell office:value-type="string">
                <text:p>input[12]</text:p>
              </table:table-cell>
              <table:table-cell office:value-type="float" office:value="142.22598">
                <text:p>142.22598</text:p>
              </table:table-cell>
            </table:table-row>
            <table:table-row>
              <table:table-cell office:value-type="string">
                <text:p>input[13]</text:p>
              </table:table-cell>
              <table:table-cell office:value-type="float" office:value="152.49902">
                <text:p>152.49902</text:p>
              </table:table-cell>
            </table:table-row>
            <table:table-row>
              <table:table-cell office:value-type="string">
                <text:p>input[14]</text:p>
              </table:table-cell>
              <table:table-cell office:value-type="float" office:value="162.40468">
                <text:p>162.40468</text:p>
              </table:table-cell>
            </table:table-row>
            <table:table-row>
              <table:table-cell office:value-type="string">
                <text:p>input[15]</text:p>
              </table:table-cell>
              <table:table-cell office:value-type="float" office:value="171.9191">
                <text:p>171.9191</text:p>
              </table:table-cell>
            </table:table-row>
            <table:table-row>
              <table:table-cell office:value-type="string">
                <text:p>input[16]</text:p>
              </table:table-cell>
              <table:table-cell office:value-type="float" office:value="181.01933">
                <text:p>181.01933</text:p>
              </table:table-cell>
            </table:table-row>
            <table:table-row>
              <table:table-cell office:value-type="string">
                <text:p>input[17]</text:p>
              </table:table-cell>
              <table:table-cell office:value-type="float" office:value="189.68349">
                <text:p>189.68349</text:p>
              </table:table-cell>
            </table:table-row>
            <table:table-row>
              <table:table-cell office:value-type="string">
                <text:p>input[18]</text:p>
              </table:table-cell>
              <table:table-cell office:value-type="float" office:value="197.89067">
                <text:p>197.89067</text:p>
              </table:table-cell>
            </table:table-row>
            <table:table-row>
              <table:table-cell office:value-type="string">
                <text:p>input[19]</text:p>
              </table:table-cell>
              <table:table-cell office:value-type="float" office:value="205.62112">
                <text:p>205.62112</text:p>
              </table:table-cell>
            </table:table-row>
            <table:table-row>
              <table:table-cell office:value-type="string">
                <text:p>input[20]</text:p>
              </table:table-cell>
              <table:table-cell office:value-type="float" office:value="212.85622">
                <text:p>212.85622</text:p>
              </table:table-cell>
            </table:table-row>
            <table:table-row>
              <table:table-cell office:value-type="string">
                <text:p>input[21]</text:p>
              </table:table-cell>
              <table:table-cell office:value-type="float" office:value="219.57852">
                <text:p>219.57852</text:p>
              </table:table-cell>
            </table:table-row>
            <table:table-row>
              <table:table-cell office:value-type="string">
                <text:p>input[22]</text:p>
              </table:table-cell>
              <table:table-cell office:value-type="float" office:value="225.77185">
                <text:p>225.77185</text:p>
              </table:table-cell>
            </table:table-row>
            <table:table-row>
              <table:table-cell office:value-type="string">
                <text:p>input[23]</text:p>
              </table:table-cell>
              <table:table-cell office:value-type="float" office:value="231.42126">
                <text:p>231.42126</text:p>
              </table:table-cell>
            </table:table-row>
            <table:table-row>
              <table:table-cell office:value-type="string">
                <text:p>input[24]</text:p>
              </table:table-cell>
              <table:table-cell office:value-type="float" office:value="236.51315">
                <text:p>236.51315</text:p>
              </table:table-cell>
            </table:table-row>
            <table:table-row>
              <table:table-cell office:value-type="string">
                <text:p>input[25]</text:p>
              </table:table-cell>
              <table:table-cell office:value-type="float" office:value="241.03528">
                <text:p>241.03528</text:p>
              </table:table-cell>
            </table:table-row>
            <table:table-row>
              <table:table-cell office:value-type="string">
                <text:p>input[26]</text:p>
              </table:table-cell>
              <table:table-cell office:value-type="float" office:value="244.97673">
                <text:p>244.97673</text:p>
              </table:table-cell>
            </table:table-row>
            <table:table-row>
              <table:table-cell office:value-type="string">
                <text:p>input[27]</text:p>
              </table:table-cell>
              <table:table-cell office:value-type="float" office:value="248.328">
                <text:p>248.328</text:p>
              </table:table-cell>
            </table:table-row>
            <table:table-row>
              <table:table-cell office:value-type="string">
                <text:p>input[28]</text:p>
              </table:table-cell>
              <table:table-cell office:value-type="float" office:value="251.08102">
                <text:p>251.08102</text:p>
              </table:table-cell>
            </table:table-row>
            <table:table-row>
              <table:table-cell office:value-type="string">
                <text:p>input[29]</text:p>
              </table:table-cell>
              <table:table-cell office:value-type="float" office:value="253.22919">
                <text:p>253.22919</text:p>
              </table:table-cell>
            </table:table-row>
            <table:table-row>
              <table:table-cell office:value-type="string">
                <text:p>input[30]</text:p>
              </table:table-cell>
              <table:table-cell office:value-type="float" office:value="254.76729">
                <text:p>254.76729</text:p>
              </table:table-cell>
            </table:table-row>
            <table:table-row>
              <table:table-cell office:value-type="string">
                <text:p>input[31]</text:p>
              </table:table-cell>
              <table:table-cell office:value-type="float" office:value="255.69164">
                <text:p>255.69164</text:p>
              </table:table-cell>
            </table:table-row>
            <table:table-row>
              <table:table-cell office:value-type="string">
                <text:p>input[32]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input[33]</text:p>
              </table:table-cell>
              <table:table-cell office:value-type="float" office:value="255.69164">
                <text:p>255.69164</text:p>
              </table:table-cell>
            </table:table-row>
            <table:table-row>
              <table:table-cell office:value-type="string">
                <text:p>input[34]</text:p>
              </table:table-cell>
              <table:table-cell office:value-type="float" office:value="254.76729">
                <text:p>254.76729</text:p>
              </table:table-cell>
            </table:table-row>
            <table:table-row>
              <table:table-cell office:value-type="string">
                <text:p>input[35]</text:p>
              </table:table-cell>
              <table:table-cell office:value-type="float" office:value="253.22919">
                <text:p>253.22919</text:p>
              </table:table-cell>
            </table:table-row>
            <table:table-row>
              <table:table-cell office:value-type="string">
                <text:p>input[36]</text:p>
              </table:table-cell>
              <table:table-cell office:value-type="float" office:value="251.08102">
                <text:p>251.08102</text:p>
              </table:table-cell>
            </table:table-row>
            <table:table-row>
              <table:table-cell office:value-type="string">
                <text:p>input[37]</text:p>
              </table:table-cell>
              <table:table-cell office:value-type="float" office:value="248.328">
                <text:p>248.328</text:p>
              </table:table-cell>
            </table:table-row>
            <table:table-row>
              <table:table-cell office:value-type="string">
                <text:p>input[38]</text:p>
              </table:table-cell>
              <table:table-cell office:value-type="float" office:value="244.97673">
                <text:p>244.97673</text:p>
              </table:table-cell>
            </table:table-row>
            <table:table-row>
              <table:table-cell office:value-type="string">
                <text:p>input[39]</text:p>
              </table:table-cell>
              <table:table-cell office:value-type="float" office:value="241.03528">
                <text:p>241.03528</text:p>
              </table:table-cell>
            </table:table-row>
            <table:table-row>
              <table:table-cell office:value-type="string">
                <text:p>input[40]</text:p>
              </table:table-cell>
              <table:table-cell office:value-type="float" office:value="236.51315">
                <text:p>236.51315</text:p>
              </table:table-cell>
            </table:table-row>
            <table:table-row>
              <table:table-cell office:value-type="string">
                <text:p>input[41]</text:p>
              </table:table-cell>
              <table:table-cell office:value-type="float" office:value="231.42126">
                <text:p>231.42126</text:p>
              </table:table-cell>
            </table:table-row>
            <table:table-row>
              <table:table-cell office:value-type="string">
                <text:p>input[42]</text:p>
              </table:table-cell>
              <table:table-cell office:value-type="float" office:value="225.77185">
                <text:p>225.77185</text:p>
              </table:table-cell>
            </table:table-row>
            <table:table-row>
              <table:table-cell office:value-type="string">
                <text:p>input[43]</text:p>
              </table:table-cell>
              <table:table-cell office:value-type="float" office:value="219.57852">
                <text:p>219.57852</text:p>
              </table:table-cell>
            </table:table-row>
            <table:table-row>
              <table:table-cell office:value-type="string">
                <text:p>input[44]</text:p>
              </table:table-cell>
              <table:table-cell office:value-type="float" office:value="212.85622">
                <text:p>212.85622</text:p>
              </table:table-cell>
            </table:table-row>
            <table:table-row>
              <table:table-cell office:value-type="string">
                <text:p>input[45]</text:p>
              </table:table-cell>
              <table:table-cell office:value-type="float" office:value="205.62112">
                <text:p>205.62112</text:p>
              </table:table-cell>
            </table:table-row>
            <table:table-row>
              <table:table-cell office:value-type="string">
                <text:p>input[46]</text:p>
              </table:table-cell>
              <table:table-cell office:value-type="float" office:value="197.89067">
                <text:p>197.89067</text:p>
              </table:table-cell>
            </table:table-row>
            <table:table-row>
              <table:table-cell office:value-type="string">
                <text:p>input[47]</text:p>
              </table:table-cell>
              <table:table-cell office:value-type="float" office:value="189.68349">
                <text:p>189.68349</text:p>
              </table:table-cell>
            </table:table-row>
            <table:table-row>
              <table:table-cell office:value-type="string">
                <text:p>input[48]</text:p>
              </table:table-cell>
              <table:table-cell office:value-type="float" office:value="181.01933">
                <text:p>181.01933</text:p>
              </table:table-cell>
            </table:table-row>
            <table:table-row>
              <table:table-cell office:value-type="string">
                <text:p>input[49]</text:p>
              </table:table-cell>
              <table:table-cell office:value-type="float" office:value="171.9191">
                <text:p>171.9191</text:p>
              </table:table-cell>
            </table:table-row>
            <table:table-row>
              <table:table-cell office:value-type="string">
                <text:p>input[50]</text:p>
              </table:table-cell>
              <table:table-cell office:value-type="float" office:value="162.40468">
                <text:p>162.40468</text:p>
              </table:table-cell>
            </table:table-row>
            <table:table-row>
              <table:table-cell office:value-type="string">
                <text:p>input[51]</text:p>
              </table:table-cell>
              <table:table-cell office:value-type="float" office:value="152.49902">
                <text:p>152.49902</text:p>
              </table:table-cell>
            </table:table-row>
            <table:table-row>
              <table:table-cell office:value-type="string">
                <text:p>input[52]</text:p>
              </table:table-cell>
              <table:table-cell office:value-type="float" office:value="142.22598">
                <text:p>142.22598</text:p>
              </table:table-cell>
            </table:table-row>
            <table:table-row>
              <table:table-cell office:value-type="string">
                <text:p>input[53]</text:p>
              </table:table-cell>
              <table:table-cell office:value-type="float" office:value="131.6103">
                <text:p>131.6103</text:p>
              </table:table-cell>
            </table:table-row>
            <table:table-row>
              <table:table-cell office:value-type="string">
                <text:p>input[54]</text:p>
              </table:table-cell>
              <table:table-cell office:value-type="float" office:value="120.67757">
                <text:p>120.67757</text:p>
              </table:table-cell>
            </table:table-row>
            <table:table-row>
              <table:table-cell office:value-type="string">
                <text:p>input[55]</text:p>
              </table:table-cell>
              <table:table-cell office:value-type="float" office:value="109.4541">
                <text:p>109.4541</text:p>
              </table:table-cell>
            </table:table-row>
            <table:table-row>
              <table:table-cell office:value-type="string">
                <text:p>input[56]</text:p>
              </table:table-cell>
              <table:table-cell office:value-type="float" office:value="97.96696">
                <text:p>97.96696</text:p>
              </table:table-cell>
            </table:table-row>
            <table:table-row>
              <table:table-cell office:value-type="string">
                <text:p>input[57]</text:p>
              </table:table-cell>
              <table:table-cell office:value-type="float" office:value="86.243805">
                <text:p>86.243805</text:p>
              </table:table-cell>
            </table:table-row>
            <table:table-row>
              <table:table-cell office:value-type="string">
                <text:p>input[58]</text:p>
              </table:table-cell>
              <table:table-cell office:value-type="float" office:value="74.312874">
                <text:p>74.312874</text:p>
              </table:table-cell>
            </table:table-row>
            <table:table-row>
              <table:table-cell office:value-type="string">
                <text:p>input[59]</text:p>
              </table:table-cell>
              <table:table-cell office:value-type="float" office:value="62.202927">
                <text:p>62.202927</text:p>
              </table:table-cell>
            </table:table-row>
            <table:table-row>
              <table:table-cell office:value-type="string">
                <text:p>input[60]</text:p>
              </table:table-cell>
              <table:table-cell office:value-type="float" office:value="49.943123">
                <text:p>49.943123</text:p>
              </table:table-cell>
            </table:table-row>
            <table:table-row>
              <table:table-cell office:value-type="string">
                <text:p>input[61]</text:p>
              </table:table-cell>
              <table:table-cell office:value-type="float" office:value="37.563">
                <text:p>37.563</text:p>
              </table:table-cell>
            </table:table-row>
            <table:table-row>
              <table:table-cell office:value-type="string">
                <text:p>input[62]</text:p>
              </table:table-cell>
              <table:table-cell office:value-type="float" office:value="25.092388">
                <text:p>25.092388</text:p>
              </table:table-cell>
            </table:table-row>
            <table:table-row>
              <table:table-cell office:value-type="string">
                <text:p>input[63]</text:p>
              </table:table-cell>
              <table:table-cell office:value-type="float" office:value="12.561325">
                <text:p>12.561325</text:p>
              </table:table-cell>
            </table:table-row>
            <table:table-row>
              <table:table-cell office:value-type="string">
                <text:p>input[64]</text:p>
              </table:table-cell>
              <table:table-cell office:value-type="float" office:value="0.00000000000003134992">
                <text:p>0.00000000000003134992</text:p>
              </table:table-cell>
            </table:table-row>
            <table:table-row>
              <table:table-cell office:value-type="string">
                <text:p>input[65]</text:p>
              </table:table-cell>
              <table:table-cell office:value-type="float" office:value="-12.561325">
                <text:p>-12.561325</text:p>
              </table:table-cell>
            </table:table-row>
            <table:table-row>
              <table:table-cell office:value-type="string">
                <text:p>input[66]</text:p>
              </table:table-cell>
              <table:table-cell office:value-type="float" office:value="-25.092388">
                <text:p>-25.092388</text:p>
              </table:table-cell>
            </table:table-row>
            <table:table-row>
              <table:table-cell office:value-type="string">
                <text:p>input[67]</text:p>
              </table:table-cell>
              <table:table-cell office:value-type="float" office:value="-37.563">
                <text:p>-37.563</text:p>
              </table:table-cell>
            </table:table-row>
            <table:table-row>
              <table:table-cell office:value-type="string">
                <text:p>input[68]</text:p>
              </table:table-cell>
              <table:table-cell office:value-type="float" office:value="-49.943123">
                <text:p>-49.943123</text:p>
              </table:table-cell>
            </table:table-row>
            <table:table-row>
              <table:table-cell office:value-type="string">
                <text:p>input[69]</text:p>
              </table:table-cell>
              <table:table-cell office:value-type="float" office:value="-62.202927">
                <text:p>-62.202927</text:p>
              </table:table-cell>
            </table:table-row>
            <table:table-row>
              <table:table-cell office:value-type="string">
                <text:p>input[70]</text:p>
              </table:table-cell>
              <table:table-cell office:value-type="float" office:value="-74.312874">
                <text:p>-74.312874</text:p>
              </table:table-cell>
            </table:table-row>
            <table:table-row>
              <table:table-cell office:value-type="string">
                <text:p>input[71]</text:p>
              </table:table-cell>
              <table:table-cell office:value-type="float" office:value="-86.243805">
                <text:p>-86.243805</text:p>
              </table:table-cell>
            </table:table-row>
            <table:table-row>
              <table:table-cell office:value-type="string">
                <text:p>input[72]</text:p>
              </table:table-cell>
              <table:table-cell office:value-type="float" office:value="-97.96696">
                <text:p>-97.96696</text:p>
              </table:table-cell>
            </table:table-row>
            <table:table-row>
              <table:table-cell office:value-type="string">
                <text:p>input[73]</text:p>
              </table:table-cell>
              <table:table-cell office:value-type="float" office:value="-109.4541">
                <text:p>-109.4541</text:p>
              </table:table-cell>
            </table:table-row>
            <table:table-row>
              <table:table-cell office:value-type="string">
                <text:p>input[74]</text:p>
              </table:table-cell>
              <table:table-cell office:value-type="float" office:value="-120.67757">
                <text:p>-120.67757</text:p>
              </table:table-cell>
            </table:table-row>
            <table:table-row>
              <table:table-cell office:value-type="string">
                <text:p>input[75]</text:p>
              </table:table-cell>
              <table:table-cell office:value-type="float" office:value="-131.6103">
                <text:p>-131.6103</text:p>
              </table:table-cell>
            </table:table-row>
            <table:table-row>
              <table:table-cell office:value-type="string">
                <text:p>input[76]</text:p>
              </table:table-cell>
              <table:table-cell office:value-type="float" office:value="-142.22598">
                <text:p>-142.22598</text:p>
              </table:table-cell>
            </table:table-row>
            <table:table-row>
              <table:table-cell office:value-type="string">
                <text:p>input[77]</text:p>
              </table:table-cell>
              <table:table-cell office:value-type="float" office:value="-152.49902">
                <text:p>-152.49902</text:p>
              </table:table-cell>
            </table:table-row>
            <table:table-row>
              <table:table-cell office:value-type="string">
                <text:p>input[78]</text:p>
              </table:table-cell>
              <table:table-cell office:value-type="float" office:value="-162.40468">
                <text:p>-162.40468</text:p>
              </table:table-cell>
            </table:table-row>
            <table:table-row>
              <table:table-cell office:value-type="string">
                <text:p>input[79]</text:p>
              </table:table-cell>
              <table:table-cell office:value-type="float" office:value="-171.9191">
                <text:p>-171.9191</text:p>
              </table:table-cell>
            </table:table-row>
            <table:table-row>
              <table:table-cell office:value-type="string">
                <text:p>input[80]</text:p>
              </table:table-cell>
              <table:table-cell office:value-type="float" office:value="-181.01933">
                <text:p>-181.01933</text:p>
              </table:table-cell>
            </table:table-row>
            <table:table-row>
              <table:table-cell office:value-type="string">
                <text:p>input[81]</text:p>
              </table:table-cell>
              <table:table-cell office:value-type="float" office:value="-189.68349">
                <text:p>-189.68349</text:p>
              </table:table-cell>
            </table:table-row>
            <table:table-row>
              <table:table-cell office:value-type="string">
                <text:p>input[82]</text:p>
              </table:table-cell>
              <table:table-cell office:value-type="float" office:value="-197.89067">
                <text:p>-197.89067</text:p>
              </table:table-cell>
            </table:table-row>
            <table:table-row>
              <table:table-cell office:value-type="string">
                <text:p>input[83]</text:p>
              </table:table-cell>
              <table:table-cell office:value-type="float" office:value="-205.62112">
                <text:p>-205.62112</text:p>
              </table:table-cell>
            </table:table-row>
            <table:table-row>
              <table:table-cell office:value-type="string">
                <text:p>input[84]</text:p>
              </table:table-cell>
              <table:table-cell office:value-type="float" office:value="-212.85622">
                <text:p>-212.85622</text:p>
              </table:table-cell>
            </table:table-row>
            <table:table-row>
              <table:table-cell office:value-type="string">
                <text:p>input[85]</text:p>
              </table:table-cell>
              <table:table-cell office:value-type="float" office:value="-219.57852">
                <text:p>-219.57852</text:p>
              </table:table-cell>
            </table:table-row>
            <table:table-row>
              <table:table-cell office:value-type="string">
                <text:p>input[86]</text:p>
              </table:table-cell>
              <table:table-cell office:value-type="float" office:value="-225.77185">
                <text:p>-225.77185</text:p>
              </table:table-cell>
            </table:table-row>
            <table:table-row>
              <table:table-cell office:value-type="string">
                <text:p>input[87]</text:p>
              </table:table-cell>
              <table:table-cell office:value-type="float" office:value="-231.42126">
                <text:p>-231.42126</text:p>
              </table:table-cell>
            </table:table-row>
            <table:table-row>
              <table:table-cell office:value-type="string">
                <text:p>input[88]</text:p>
              </table:table-cell>
              <table:table-cell office:value-type="float" office:value="-236.51315">
                <text:p>-236.51315</text:p>
              </table:table-cell>
            </table:table-row>
            <table:table-row>
              <table:table-cell office:value-type="string">
                <text:p>input[89]</text:p>
              </table:table-cell>
              <table:table-cell office:value-type="float" office:value="-241.03528">
                <text:p>-241.03528</text:p>
              </table:table-cell>
            </table:table-row>
            <table:table-row>
              <table:table-cell office:value-type="string">
                <text:p>input[90]</text:p>
              </table:table-cell>
              <table:table-cell office:value-type="float" office:value="-244.97673">
                <text:p>-244.97673</text:p>
              </table:table-cell>
            </table:table-row>
            <table:table-row>
              <table:table-cell office:value-type="string">
                <text:p>input[91]</text:p>
              </table:table-cell>
              <table:table-cell office:value-type="float" office:value="-248.328">
                <text:p>-248.328</text:p>
              </table:table-cell>
            </table:table-row>
            <table:table-row>
              <table:table-cell office:value-type="string">
                <text:p>input[92]</text:p>
              </table:table-cell>
              <table:table-cell office:value-type="float" office:value="-251.08102">
                <text:p>-251.08102</text:p>
              </table:table-cell>
            </table:table-row>
            <table:table-row>
              <table:table-cell office:value-type="string">
                <text:p>input[93]</text:p>
              </table:table-cell>
              <table:table-cell office:value-type="float" office:value="-253.22919">
                <text:p>-253.22919</text:p>
              </table:table-cell>
            </table:table-row>
            <table:table-row>
              <table:table-cell office:value-type="string">
                <text:p>input[94]</text:p>
              </table:table-cell>
              <table:table-cell office:value-type="float" office:value="-254.76729">
                <text:p>-254.76729</text:p>
              </table:table-cell>
            </table:table-row>
            <table:table-row>
              <table:table-cell office:value-type="string">
                <text:p>input[95]</text:p>
              </table:table-cell>
              <table:table-cell office:value-type="float" office:value="-255.69164">
                <text:p>-255.69164</text:p>
              </table:table-cell>
            </table:table-row>
            <table:table-row>
              <table:table-cell office:value-type="string">
                <text:p>input[96]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input[97]</text:p>
              </table:table-cell>
              <table:table-cell office:value-type="float" office:value="-255.69164">
                <text:p>-255.69164</text:p>
              </table:table-cell>
            </table:table-row>
            <table:table-row>
              <table:table-cell office:value-type="string">
                <text:p>input[98]</text:p>
              </table:table-cell>
              <table:table-cell office:value-type="float" office:value="-254.76729">
                <text:p>-254.76729</text:p>
              </table:table-cell>
            </table:table-row>
            <table:table-row>
              <table:table-cell office:value-type="string">
                <text:p>input[99]</text:p>
              </table:table-cell>
              <table:table-cell office:value-type="float" office:value="-253.22919">
                <text:p>-253.22919</text:p>
              </table:table-cell>
            </table:table-row>
            <table:table-row>
              <table:table-cell office:value-type="string">
                <text:p>input[100]</text:p>
              </table:table-cell>
              <table:table-cell office:value-type="float" office:value="-251.08102">
                <text:p>-251.08102</text:p>
              </table:table-cell>
            </table:table-row>
            <table:table-row>
              <table:table-cell office:value-type="string">
                <text:p>input[101]</text:p>
              </table:table-cell>
              <table:table-cell office:value-type="float" office:value="-248.328">
                <text:p>-248.328</text:p>
              </table:table-cell>
            </table:table-row>
            <table:table-row>
              <table:table-cell office:value-type="string">
                <text:p>input[102]</text:p>
              </table:table-cell>
              <table:table-cell office:value-type="float" office:value="-244.97673">
                <text:p>-244.97673</text:p>
              </table:table-cell>
            </table:table-row>
            <table:table-row>
              <table:table-cell office:value-type="string">
                <text:p>input[103]</text:p>
              </table:table-cell>
              <table:table-cell office:value-type="float" office:value="-241.03528">
                <text:p>-241.03528</text:p>
              </table:table-cell>
            </table:table-row>
            <table:table-row>
              <table:table-cell office:value-type="string">
                <text:p>input[104]</text:p>
              </table:table-cell>
              <table:table-cell office:value-type="float" office:value="-236.51315">
                <text:p>-236.51315</text:p>
              </table:table-cell>
            </table:table-row>
            <table:table-row>
              <table:table-cell office:value-type="string">
                <text:p>input[105]</text:p>
              </table:table-cell>
              <table:table-cell office:value-type="float" office:value="-231.42126">
                <text:p>-231.42126</text:p>
              </table:table-cell>
            </table:table-row>
            <table:table-row>
              <table:table-cell office:value-type="string">
                <text:p>input[106]</text:p>
              </table:table-cell>
              <table:table-cell office:value-type="float" office:value="-225.77185">
                <text:p>-225.77185</text:p>
              </table:table-cell>
            </table:table-row>
            <table:table-row>
              <table:table-cell office:value-type="string">
                <text:p>input[107]</text:p>
              </table:table-cell>
              <table:table-cell office:value-type="float" office:value="-219.57852">
                <text:p>-219.57852</text:p>
              </table:table-cell>
            </table:table-row>
            <table:table-row>
              <table:table-cell office:value-type="string">
                <text:p>input[108]</text:p>
              </table:table-cell>
              <table:table-cell office:value-type="float" office:value="-212.85622">
                <text:p>-212.85622</text:p>
              </table:table-cell>
            </table:table-row>
            <table:table-row>
              <table:table-cell office:value-type="string">
                <text:p>input[109]</text:p>
              </table:table-cell>
              <table:table-cell office:value-type="float" office:value="-205.62112">
                <text:p>-205.62112</text:p>
              </table:table-cell>
            </table:table-row>
            <table:table-row>
              <table:table-cell office:value-type="string">
                <text:p>input[110]</text:p>
              </table:table-cell>
              <table:table-cell office:value-type="float" office:value="-197.89067">
                <text:p>-197.89067</text:p>
              </table:table-cell>
            </table:table-row>
            <table:table-row>
              <table:table-cell office:value-type="string">
                <text:p>input[111]</text:p>
              </table:table-cell>
              <table:table-cell office:value-type="float" office:value="-189.68349">
                <text:p>-189.68349</text:p>
              </table:table-cell>
            </table:table-row>
            <table:table-row>
              <table:table-cell office:value-type="string">
                <text:p>input[112]</text:p>
              </table:table-cell>
              <table:table-cell office:value-type="float" office:value="-181.01933">
                <text:p>-181.01933</text:p>
              </table:table-cell>
            </table:table-row>
            <table:table-row>
              <table:table-cell office:value-type="string">
                <text:p>input[113]</text:p>
              </table:table-cell>
              <table:table-cell office:value-type="float" office:value="-171.9191">
                <text:p>-171.9191</text:p>
              </table:table-cell>
            </table:table-row>
            <table:table-row>
              <table:table-cell office:value-type="string">
                <text:p>input[114]</text:p>
              </table:table-cell>
              <table:table-cell office:value-type="float" office:value="-162.40468">
                <text:p>-162.40468</text:p>
              </table:table-cell>
            </table:table-row>
            <table:table-row>
              <table:table-cell office:value-type="string">
                <text:p>input[115]</text:p>
              </table:table-cell>
              <table:table-cell office:value-type="float" office:value="-152.49902">
                <text:p>-152.49902</text:p>
              </table:table-cell>
            </table:table-row>
            <table:table-row>
              <table:table-cell office:value-type="string">
                <text:p>input[116]</text:p>
              </table:table-cell>
              <table:table-cell office:value-type="float" office:value="-142.22598">
                <text:p>-142.22598</text:p>
              </table:table-cell>
            </table:table-row>
            <table:table-row>
              <table:table-cell office:value-type="string">
                <text:p>input[117]</text:p>
              </table:table-cell>
              <table:table-cell office:value-type="float" office:value="-131.6103">
                <text:p>-131.6103</text:p>
              </table:table-cell>
            </table:table-row>
            <table:table-row>
              <table:table-cell office:value-type="string">
                <text:p>input[118]</text:p>
              </table:table-cell>
              <table:table-cell office:value-type="float" office:value="-120.67757">
                <text:p>-120.67757</text:p>
              </table:table-cell>
            </table:table-row>
            <table:table-row>
              <table:table-cell office:value-type="string">
                <text:p>input[119]</text:p>
              </table:table-cell>
              <table:table-cell office:value-type="float" office:value="-109.4541">
                <text:p>-109.4541</text:p>
              </table:table-cell>
            </table:table-row>
            <table:table-row>
              <table:table-cell office:value-type="string">
                <text:p>input[120]</text:p>
              </table:table-cell>
              <table:table-cell office:value-type="float" office:value="-97.96696">
                <text:p>-97.96696</text:p>
              </table:table-cell>
            </table:table-row>
            <table:table-row>
              <table:table-cell office:value-type="string">
                <text:p>input[121]</text:p>
              </table:table-cell>
              <table:table-cell office:value-type="float" office:value="-86.243805">
                <text:p>-86.243805</text:p>
              </table:table-cell>
            </table:table-row>
            <table:table-row>
              <table:table-cell office:value-type="string">
                <text:p>input[122]</text:p>
              </table:table-cell>
              <table:table-cell office:value-type="float" office:value="-74.312874">
                <text:p>-74.312874</text:p>
              </table:table-cell>
            </table:table-row>
            <table:table-row>
              <table:table-cell office:value-type="string">
                <text:p>input[123]</text:p>
              </table:table-cell>
              <table:table-cell office:value-type="float" office:value="-62.202927">
                <text:p>-62.202927</text:p>
              </table:table-cell>
            </table:table-row>
            <table:table-row>
              <table:table-cell office:value-type="string">
                <text:p>input[124]</text:p>
              </table:table-cell>
              <table:table-cell office:value-type="float" office:value="-49.943123">
                <text:p>-49.943123</text:p>
              </table:table-cell>
            </table:table-row>
            <table:table-row>
              <table:table-cell office:value-type="string">
                <text:p>input[125]</text:p>
              </table:table-cell>
              <table:table-cell office:value-type="float" office:value="-37.563">
                <text:p>-37.563</text:p>
              </table:table-cell>
            </table:table-row>
            <table:table-row>
              <table:table-cell office:value-type="string">
                <text:p>input[126]</text:p>
              </table:table-cell>
              <table:table-cell office:value-type="float" office:value="-25.092388">
                <text:p>-25.092388</text:p>
              </table:table-cell>
            </table:table-row>
            <table:table-row>
              <table:table-cell office:value-type="string">
                <text:p>input[127]</text:p>
              </table:table-cell>
              <table:table-cell office:value-type="float" office:value="-12.561325">
                <text:p>-12.561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